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344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7" style:family="graphic" style:parent-style-name="standard">
      <style:graphic-properties draw:stroke="none" draw:fill="none" fo:min-height="3.155cm"/>
      <style:paragraph-properties style:writing-mode="lr-tb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8" style:family="paragraph">
      <style:paragraph-properties fo:margin-left="2cm" fo:margin-right="0cm" fo:margin-top="0cm" fo:margin-bottom="0cm" fo:line-height="100%" fo:text-indent="0cm"/>
    </style:style>
    <style:style style:name="P69" style:family="paragraph">
      <style:paragraph-properties fo:text-align="justify" style:writing-mode="lr-tb"/>
      <style:text-properties fo:color="#000066" loext:opacity="100%" fo:language="ru" fo:country="RU"/>
    </style:style>
    <style:style style:name="P7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1" style:family="paragraph">
      <style:paragraph-properties fo:text-align="justify"/>
    </style:style>
    <style:style style:name="P7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3" style:family="paragraph">
      <loext:graphic-properties draw:fill="solid" draw:fill-color="#007d9c"/>
      <style:paragraph-properties fo:text-align="center"/>
      <style:text-properties fo:language="ru" fo:country="RU"/>
    </style:style>
    <style:style style:name="P7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5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0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8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88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94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5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7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6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5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16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7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style:font-name="Liberation Sans1" fo:font-size="12pt" fo:language="ru" fo:country="RU" style:font-size-asian="12pt" style:font-size-complex="12pt"/>
    </style:style>
    <style:style style:name="T129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36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7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8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6" style:family="text">
      <style:text-properties style:font-name="Liberation Sans1" fo:font-size="12pt" style:font-size-asian="12pt" style:font-size-complex="12pt"/>
    </style:style>
    <style:style style:name="T147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8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6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7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7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5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6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7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202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4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28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29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0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1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4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5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52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54" style:family="text">
      <style:text-properties fo:color="#007d9c" loext:opacity="100%" fo:font-size="11pt" fo:language="ru" fo:country="RU" style:font-size-asian="11pt" style:font-size-complex="11pt"/>
    </style:style>
    <style:style style:name="T25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5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p text:style-name="P18"><text:span text:style-name="T26"/></text:p>
            <text:list text:style-name="L1">
              <text:list-item>
                <text:p text:style-name="P18"><text:span text:style-name="T60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60">язык спроектирован для надёжного программирования;</text:span></text:p>
              </text:list-item>
              <text:list-item>
                <text:p text:style-name="P18"><text:span text:style-name="T60">краткий и логичный </text:span><text:span text:style-name="T61">синтаксис</text:span><text:span text:style-name="T60">: легко освоить и однозначно понимать в команде;</text:span></text:p>
              </text:list-item>
              <text:list-item>
                <text:p text:style-name="P18"><text:span text:style-name="T61">строгая типизация, объявления, импорты</text:span><text:span text:style-name="T60">: компилятор контролирует программистов;</text:span></text:p>
              </text:list-item>
              <text:list-item>
                <text:p text:style-name="P18"><text:span text:style-name="T61">быстрый</text:span><text:span text:style-name="T60"> </text:span><text:span text:style-name="T61">компилятор</text:span><text:span text:style-name="T60">: минимизирует время сборки больших программных систем;</text:span></text:p>
              </text:list-item>
              <text:list-item>
                <text:p text:style-name="P18"><text:span text:style-name="T61"/></text:p>
              </text:list-item>
              <text:list-item>
                <text:p text:style-name="P18"><text:span text:style-name="T61">интерфейсы</text:span><text:span text:style-name="T60"> с неявным соответствием: позволит расширять готовые системы;</text:span></text:p>
              </text:list-item>
              <text:list-item>
                <text:p text:style-name="P18"><text:span text:style-name="T61">композиция</text:span><text:span text:style-name="T60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0">легковесные </text:span><text:span text:style-name="T61">goroutine</text:span><text:span text:style-name="T60">-ы: структурируют программу для параллельного выполнения;</text:span></text:p>
              </text:list-item>
              <text:list-item>
                <text:p text:style-name="P18"><text:span text:style-name="T61">каналы</text:span><text:span text:style-name="T60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0">тип данных </text:span><text:span text:style-name="T61">error</text:span><text:span text:style-name="T60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оформления исходников: задаётся утилитой </text:span><text:span text:style-name="T62">go fmt</text:span><text:span text:style-name="T60">;</text:span></text:p>
              </text:list-item>
              <text:list-item>
                <text:p text:style-name="P18"><text:span text:style-name="T60"/></text:p>
              </text:list-item>
              <text:list-item>
                <text:p text:style-name="P18"><text:span text:style-name="T60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60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60">мощный набор стандартных инструментов: </text:span><text:span text:style-name="T63">go </text:span><text:span text:style-name="T64">command</text:span><text:span text:style-name="T60">, </text:span><text:span text:style-name="T63">go tool </text:span><text:span text:style-name="T64">command</text:span><text:span text:style-name="T60">;</text:span></text:p>
              </text:list-item>
              <text:list-item>
                <text:p text:style-name="P18"><text:span text:style-name="T60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60"><text:s/></text:span></text:p>
              </text:list-item>
              <text:list-item>
                <text:p text:style-name="P18"><text:span text:style-name="T61">открытый исходный код</text:span><text:span text:style-name="T60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6">2007</text:span><text:span text:style-name="T67">.09</text:span><text:span text:style-name="T67"><text:tab/></text:span><text:span text:style-name="T67"><text:tab/></text:span><text:span text:style-name="T67">началась </text:span><text:span text:style-name="T66">разработка</text:span><text:span text:style-name="T67"> Go </text:span><text:span text:style-name="T68">в компании Google; проектированием занимались:</text:span></text:p>
            <text:p text:style-name="P18"><text:span text:style-name="T68"><text:tab/></text:span><text:span text:style-name="T68"><text:tab/></text:span><text:span text:style-name="T68"> </text:span><text:span text:style-name="T68"><text:tab/></text:span><text:span text:style-name="T69">Robert</text:span><text:span text:style-name="T68"> Griesemer, </text:span><text:span text:style-name="T69">Rob</text:span><text:span text:style-name="T68"> </text:span><text:span text:style-name="T69">Pike</text:span><text:span text:style-name="T68"> и </text:span><text:span text:style-name="T69">Ken</text:span><text:span text:style-name="T68"> Thompson (~ в течение 1 года). </text:span></text:p>
            <text:p text:style-name="P13"><text:span text:style-name="T67"/></text:p>
            <text:p text:style-name="P13"><text:span text:style-name="T66">2009</text:span><text:span text:style-name="T67">.11.10</text:span><text:span text:style-name="T67"><text:tab/></text:span><text:span text:style-name="T68">был официально </text:span><text:span text:style-name="T70">представлен</text:span><text:span text:style-name="T68"> язык Go. </text:span></text:p>
            <text:p text:style-name="P13"><text:span text:style-name="T71">2011.03.16</text:span><text:span text:style-name="T71"><text:tab/></text:span><text:span text:style-name="T71">go </text:span><text:span text:style-name="T69">r56: based on release weekly.2011-03-07.1</text:span></text:p>
            <text:p text:style-name="P13"><text:span text:style-name="T72">2012</text:span><text:span text:style-name="T69">.03.28</text:span><text:span text:style-name="T69"><text:tab/></text:span><text:span text:style-name="T72">go1.0</text:span><text:span text:style-name="T69">: language &amp; a set of core libraries.</text:span></text:p>
            <text:p text:style-name="P13"><text:span text:style-name="T71">2013.05.13</text:span><text:span text:style-name="T71"><text:tab/></text:span><text:span text:style-name="T71">go1.1: ~30%-40% performance improvementof </text:span><text:span text:style-name="T69">compiled code.</text:span></text:p>
            <text:p text:style-name="P13"><text:span text:style-name="T72">2015</text:span><text:span text:style-name="T69">.08.19</text:span><text:span text:style-name="T69"><text:tab/></text:span><text:span text:style-name="T69">go1.5: compiler &amp; runtime written entirely in Go (with a little assembler).</text:span></text:p>
            <text:p><text:span text:style-name="T68">2017.08.24</text:span><text:span text:style-name="T68"><text:tab/></text:span><text:span text:style-name="T68">go1.9: </text:span><text:span text:style-name="T69">type</text:span><text:span text:style-name="T68"> </text:span><text:span text:style-name="T69">aliases.</text:span></text:p>
            <text:p><text:span text:style-name="T68">2020.02.25</text:span><text:span text:style-name="T68"><text:tab/></text:span><text:span text:style-name="T68">go1.14: </text:span><text:span text:style-name="T69">Go</text:span><text:span text:style-name="T68"> </text:span><text:span text:style-name="T69">modules.</text:span></text:p>
            <text:p text:style-name="P13"><text:span text:style-name="T70">2022</text:span><text:span text:style-name="T68">.03.15</text:span><text:span text:style-name="T68"><text:tab/></text:span><text:span text:style-name="T68">go1.18: </text:span><text:span text:style-name="T69">generics.</text:span></text:p>
            <text:p text:style-name="P13"><text:span text:style-name="T68">2023.08.08</text:span><text:span text:style-name="T68"><text:tab/></text:span><text:span text:style-name="T68">go1.21: </text:span><text:span text:style-name="T69">min</text:span><text:span text:style-name="T68">, </text:span><text:span text:style-name="T69">max</text:span><text:span text:style-name="T68">, </text:span><text:span text:style-name="T69">clear</text:span><text:span text:style-name="T68"> </text:span><text:span text:style-name="T69">built-in</text:span><text:span text:style-name="T68"> </text:span><text:span text:style-name="T69">functions.</text:span></text:p>
            <text:p text:style-name="P13"><text:span text:style-name="T72">2024</text:span><text:span text:style-name="T69">.10.01</text:span><text:span text:style-name="T69"><text:tab/></text:span><text:span text:style-name="T69">go1.</text:span><text:span text:style-name="T72">23</text:span><text:span text:style-name="T69">.2: range over function types; </text:span><text:span text:style-name="T73">iter, unique</text:span><text:span text:style-name="T69"> packages.</text:span></text:p>
            <text:p text:style-name="P13"><text:span text:style-name="T69">2025.02.11</text:span><text:span text:style-name="T69"><text:tab/></text:span><text:span text:style-name="T69">go1.</text:span><text:span text:style-name="T72">24</text:span><text:span text:style-name="T69">.0: generic type aliases; runtime have decreased CPU overheads by 2–3%.</text:span></text:p>
            <text:p text:style-name="P13"><text:span text:style-name="T68">2025.04.01</text:span><text:span text:style-name="T68"><text:tab/></text:span><text:span text:style-name="T68">go1.24.2: </text:span><text:span text:style-name="T69">security</text:span><text:span text:style-name="T68"> &amp; </text:span><text:span text:style-name="T69">bug</text:span><text:span text:style-name="T68"> </text:span><text:span text:style-name="T69">fixes.</text:span></text:p>
            <text:p text:style-name="P13"><text:span text:style-name="T74">2025</text:span><text:span text:style-name="T71">.08</text:span><text:span text:style-name="T71"><text:tab/></text:span><text:span text:style-name="T71"><text:tab/></text:span><text:span text:style-name="T71">go1.</text:span><text:span text:style-name="T74">25</text:span><text:span text:style-name="T75"> (upcoming </text:span><text:span text:style-name="T73">release)</text:span><text:span text:style-name="T69">.</text:span></text:p>
            <text:p text:style-name="P13"><text:span text:style-name="T27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8"/></text:p>
            <text:p text:style-name="P18"><text:span text:style-name="T78">Go </text:span><text:span text:style-name="T79">применяется</text:span><text:span text:style-name="T78"> в </text:span><text:span text:style-name="T80">(&gt; 40% IT technology companies worldwide)</text:span><text:span text:style-name="T78">:</text:span></text:p>
            <text:p text:style-name="P18"><text:span text:style-name="T81"><text:tab/></text:span><text:span text:style-name="T82">Alibaba</text:span><text:span text:style-name="T81">, Amazon, American Express, </text:span><text:span text:style-name="T82">Apple</text:span><text:span text:style-name="T81">, Armut (</text:span><text:span text:style-name="T83">C#→Go</text:span><text:span text:style-name="T81">), </text:span><text:span text:style-name="T82">Baidu</text:span><text:span text:style-name="T81">, BBC, bitly, Canonical, Capital One, CERN, Cloudflare, Cockroach, DataDog, Docker, DropBox</text:span><text:span text:style-name="T83"> (Python→Go)</text:span><text:span text:style-name="T81">, GitHub, </text:span><text:span text:style-name="T82">Google</text:span><text:span text:style-name="T81">, gov.uk, </text:span><text:span text:style-name="T82">IBM</text:span><text:span text:style-name="T81">, InfluxDB, Intel, K8s, Kubernetes, </text:span><text:span text:style-name="T82">Meta</text:span><text:span text:style-name="T81">, </text:span><text:span text:style-name="T82">Microsoft</text:span><text:span text:style-name="T81">, Monzo, </text:span><text:span text:style-name="T82">Mozilla</text:span><text:span text:style-name="T81"> (</text:span><text:span text:style-name="T83">Rust &amp; Go</text:span><text:span text:style-name="T81">), Netflix (</text:span><text:span text:style-name="T83">Java→Go</text:span><text:span text:style-name="T81">), New York Times, </text:span><text:span text:style-name="T82">Oracle</text:span><text:span text:style-name="T81">, PayPal, Pinterest, Reddit, Slack, Salesforce</text:span><text:span text:style-name="T83"> (Python, C→Go)</text:span><text:span text:style-name="T81">, SendGrid, Stream</text:span><text:span text:style-name="T83"> (Python→Go)</text:span><text:span text:style-name="T81">, SoundCloud, Terraform, The Economist, Twitch, </text:span><text:span text:style-name="T82">Twitter</text:span><text:span text:style-name="T81">, Uber, Walmart, YouTube, </text:span><text:span text:style-name="T83">многих</text:span><text:span text:style-name="T84"> других организациях и проектах open-source.</text:span></text:p>
            <text:p text:style-name="P18"><text:span text:style-name="T85"/></text:p>
            <text:p text:style-name="P18"><text:span text:style-name="T86">В </text:span><text:span text:style-name="T87">России</text:span><text:span text:style-name="T86"> (всеми крупными компаниями):</text:span></text:p>
            <text:p text:style-name="P18"><text:span text:style-name="T81"><text:tab/></text:span><text:span text:style-name="T82">Яндекс</text:span><text:span text:style-name="T81">, ЦУМ, УГМК-Телеком, Точка, Т-Банк, Совкомбанк Технологии, </text:span><text:span text:style-name="T82">СберТех</text:span><text:span text:style-name="T81">, Ростелеком, Онлайн-кинотеатр Иви, </text:span><text:span text:style-name="T82">МТС</text:span><text:span text:style-name="T81">, Магнит.Tech, Лаборатория Касперского, ИТ-Холдинг Т1, ИнГосСтрах Банк, Домклик, Группа Астра, ГНИВЦ, АйТи Инновация, YADRO, X5 Digital, </text:span><text:span text:style-name="T82">VK</text:span><text:span text:style-name="T81">, Viasat Tech, Tutu, </text:span><text:span text:style-name="T82">Tele2</text:span><text:span text:style-name="T81">, Selectel, S8.Capital, </text:span><text:span text:style-name="T82">Ozon</text:span><text:span text:style-name="T81">, Okko, </text:span><text:span text:style-name="T82">Mail.ru</text:span><text:span text:style-name="T81">, Lamoda Tech</text:span><text:span text:style-name="T85">, iSpring, IBS, Cloud.ru, Boxberry: IT, </text:span><text:span text:style-name="T88">Beeline</text:span><text:span text:style-name="T85">, </text:span><text:span text:style-name="T88">Avito</text:span><text:span text:style-name="T85">, 2GIS </text:span><text:span text:style-name="T8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2"><text:a xlink:href="https://www.tiobe.com/tiobe-index/" xlink:type="simple">TIOBE index ▲</text:a></text:span><text:span text:style-name="T81"><text:s/></text:span><text:span text:style-name="T85">(since 2009):</text:span></text:p>
            <text:p text:style-name="P18"><text:span text:style-name="T81"><text:tab/></text:span><text:span text:style-name="T85">Now: </text:span><text:span text:style-name="T88">#7</text:span><text:span text:style-name="T85"> (Apr 2025) ← #13 (Nov 2023)</text:span></text:p>
            <text:p text:style-name="P18"><text:span text:style-name="T81"><text:tab/></text:span><text:span text:style-name="T81">Highest Position (before): #7 (Apr 2024)</text:span></text:p>
            <text:p text:style-name="P18"><text:span text:style-name="T81"><text:tab/></text:span><text:span text:style-name="T81">Lowest Position: #122 (May 2015)</text:span></text:p>
            <text:p text:style-name="P18"><text:span text:style-name="T81"><text:tab/></text:span><text:span text:style-name="T81">Language of the Year: 2009, 2016</text:span></text:p>
            <text:p text:style-name="P18"><text:span text:style-name="T82"><text:a xlink:href="https://radar.cloudflare.com/year-in-review/2024#api-client-language-popularity" xlink:type="simple">Cloudflare Radar ▲</text:a></text:span><text:span text:style-name="T81"><text:s/>API Client Language popularity: </text:span><text:span text:style-name="T82">#1</text:span><text:span text:style-name="T81"> (2024)</text:span></text:p>
            <text:p text:style-name="P18"><text:span text:style-name="T82"><text:a xlink:href="https://github.blog/news-insights/octoverse/octoverse-2024/#the-most-popular-programming-languages" xlink:type="simple">GitHub Octoverse ▲</text:a></text:span><text:span text:style-name="T82"><text:s/></text:span><text:span text:style-name="T81">Top 10 fastest growing languages in 2024: </text:span><text:span text:style-name="T82">#3</text:span></text:p>
            <text:p text:style-name="P18"><text:span text:style-name="T82"><text:a xlink:href="https://blog.jetbrains.com/research/2025/04/is-golang-still-growing-go-language-popularity-trends-in-2024/" xlink:type="simple">JetBrains ▲</text:a></text:span><text:span text:style-name="T82"><text:s/></text:span><text:span text:style-name="T81">Language Promise Index:</text:span><text:span text:style-name="T82"> #4</text:span><text:span text:style-name="T81"> (2024)</text:span></text:p>
            <text:p text:style-name="P18"><text:span text:style-name="T82"><text:a xlink:href="https://spectrum.ieee.org/top-programming-languages-2024" xlink:type="simple">IEEE Spectrum ▲</text:a></text:span><text:span text:style-name="T81"><text:s/>Top Programming Languages: </text:span><text:span text:style-name="T82">#8</text:span><text:span text:style-name="T81"> (</text:span><text:span text:style-name="T85">2024)</text:span></text:p>
            <text:p text:style-name="P18"><text:span text:style-name="T88"><text:a xlink:href="https://www.crossover.com/blog/top-10-in-demand-programming-languages-for-2024" xlink:type="simple">Crossover ▲</text:a></text:span><text:span text:style-name="T85"><text:s/>Top 10 In-Demand Programming Languages for 2025: </text:span><text:span text:style-name="T88">#10</text:span><text:span text:style-name="T85"> </text:span></text:p>
            <text:p text:style-name="P18"><text:span text:style-name="T88"><text:a xlink:href="https://www.zdnet.com/article/the-most-popular-programming-languages-in-2024-and-what-that-even-means/" xlink:type="simple">ZDnet ▲</text:a></text:span><text:span text:style-name="T85"><text:s/>The most popular programming languages in 2025: </text:span><text:span text:style-name="T88">#10</text:span></text:p>
            <text:p text:style-name="P18"><text:span text:style-name="T82"><text:a xlink:href="https://survey.stackoverflow.co/2024/technology#most-popular-technologies-language-prof" xlink:type="simple">StackOverflow ▲</text:a></text:span><text:span text:style-name="T82"><text:s/>#11</text:span><text:span text:style-name="T81"> Most popular techs: language (professionals) (2024)</text:span></text:p>
            <text:p text:style-name="P18"><text:span text:style-name="T82"><text:a xlink:href="https://pypl.github.io/PYPL.html" xlink:type="simple">PYPL ▲</text:a></text:span><text:span text:style-name="T81">: </text:span><text:span text:style-name="T82">#12</text:span><text:span text:style-name="T85"> (May 2025)</text:span></text:p>
            <text:p text:style-name="P18"><text:span text:style-name="T88"><text:a xlink:href="https://redmonk.com/sogrady/2024/09/12/language-rankings-6-24/" xlink:type="simple">RedMonk ▲</text:a></text:span><text:span text:style-name="T85"><text:s/>Programming Language Rankings: </text:span><text:span text:style-name="T88">#12</text:span><text:span text:style-name="T85"> (Jun 2024)</text:span></text:p>
            <text:p text:style-name="P18"><text:span text:style-name="T88"><text:a xlink:href="https://www.statista.com/statistics/793628/worldwide-developer-survey-most-used-languages/" xlink:type="simple">Statista ▲</text:a></text:span><text:span text:style-name="T85"><text:s/>Most used programming languages among developers (2024): </text:span><text:span text:style-name="T88">#12</text:span></text:p>
            <text:p text:style-name="P18"><text:span text:style-name="T88"><text:a xlink:href="https://www.geeksforgeeks.org/top-programming-languages/" xlink:type="simple">GeeksForGeeks ▲</text:a></text:span><text:span text:style-name="T85"><text:s/>20 Best Programming Languages to Learn in 2025: </text:span><text:span text:style-name="T88">#13</text:span></text:p>
            <text:p text:style-name="P25"><text:span text:style-name="T89"/></text:p>
            <text:p text:style-name="P25"><text:span text:style-name="T89">* я не учитывал в индексах позицию HTML/CSS</text:span></text:p>
            <text:p text:style-name="P25"><text:span text:style-name="T89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90"><text:a xlink:href="https://blog.jetbrains.com/research/2025/04/is-golang-still-growing-go-language-popularity-trends-in-2024/" xlink:type="simple">Is Golang Still Growing? Go Language Popularity Trends in 2024</text:a></text:span><text:span text:style-name="T9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1">Реализации</text:span><text:span text:style-name="T92">:</text:span></text:p>
            <text:p text:style-name="P18"><text:span text:style-name="T92"><text:tab/></text:span><text:span text:style-name="T92">1. Официальный компилятор (Google) для ОС AIX, Android, *BSD, iOS, Linux, macOS, Plan 9, </text:span><text:span text:style-name="T93">Solaris, Windows (на разных аппаратных архитектурах) и для WebAssembly (WASM).</text:span></text:p>
            <text:p text:style-name="P18"><text:span text:style-name="T92"><text:tab/></text:span><text:span text:style-name="T92">2. gofrontend + libgo для </text:span><text:span text:style-name="T93">GCC и других компиляторов.</text:span></text:p>
            <text:p text:style-name="P18"><text:span text:style-name="T93"><text:tab/></text:span><text:span text:style-name="T93">3. </text:span><text:span text:style-name="T94">TinyGo</text:span><text:span text:style-name="T93"> для embedded systems и WebAssembly.</text:span></text:p>
            <text:p text:style-name="P18"><text:span text:style-name="T93"><text:tab/></text:span><text:span text:style-name="T93">4. </text:span><text:span text:style-name="T94">GopherJS</text:span><text:span text:style-name="T93"> – кросс-компилятор из Go в JavaScript.</text:span></text:p>
            <text:p text:style-name="P18"><text:span text:style-name="T93"/></text:p>
            <text:p text:style-name="P18"><text:span text:style-name="T93">Поддерживаются </text:span><text:span text:style-name="T94">архитектуры</text:span><text:span text:style-name="T93">: i386, amd64, ARM, RISC-V, MIPS, ppc64, …</text:span></text:p>
            <text:p text:style-name="P18"><text:span text:style-name="T95"><text:tab/></text:span><text:span text:style-name="T95"><text:tab/></text:span><text:span text:style-name="T95">go tool dist list</text:span></text:p>
            <text:p text:style-name="P18"><text:span text:style-name="T96">Лёгкая кросс-компиляция!</text:span></text:p>
            <text:p text:style-name="P18"><text:span text:style-name="T97"/></text:p>
            <text:p text:style-name="P18"><text:span text:style-name="T91">Установка</text:span><text:span text:style-name="T92"> (описание </text:span><text:span text:style-name="T98">https://golang.org/doc/install</text:span><text:span text:style-name="T97">):</text:span></text:p>
            <text:p text:style-name="P18"><text:span text:style-name="T99"><text:tab/></text:span><text:span text:style-name="T99"><text:tab/></text:span><text:span text:style-name="T95">sudo apt-get install golang</text:span></text:p>
            <text:p text:style-name="P18"><text:span text:style-name="T100"/></text:p>
            <text:p text:style-name="P18"><text:span text:style-name="T97">The Go </text:span><text:span text:style-name="T100">Playground</text:span><text:span text:style-name="T97"> ~ интерактивное выполнение программ в браузере:</text:span></text:p>
            <text:p text:style-name="P18"><text:span text:style-name="T101"><text:tab/></text:span><text:span text:style-name="T101"><text:tab/></text:span><text:span text:style-name="T102">https://</text:span><text:span text:style-name="T103">go.dev/play</text:span><text:span text:style-name="T104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 </text:span><text:span text:style-name="T105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6">package main <text:s text:c="20"/>// все программы принадлежат к своему пакету</text:span></text:p>
            <text:p text:style-name="P13"><text:span text:style-name="T107">import ( <text:s text:c="24"/></text:span><text:span text:style-name="T106">// подключить...</text:span></text:p>
            <text:p text:style-name="P13"><text:span text:style-name="T106"><text:s text:c="2"/></text:span><text:span text:style-name="T106">"fmt" <text:s text:c="25"/>// ... пакет форматированного вывода</text:span></text:p>
            <text:p text:style-name="P13"><text:span text:style-name="T107"><text:s text:c="2"/></text:span><text:span text:style-name="T106">"os" <text:s text:c="26"/>// ... и взаимодействия с OS</text:span></text:p>
            <text:p text:style-name="P13"><text:span text:style-name="T106">)</text:span></text:p>
            <text:p text:style-name="P13"><text:span text:style-name="T107">const world = "</text:span><text:span text:style-name="T107">世界</text:span><text:span text:style-name="T107">" <text:s text:c="12"/></text:span><text:span text:style-name="T106">// UTF-8 для исходного кода и литералов</text:span></text:p>
            <text:p text:style-name="P13"><text:span text:style-name="T108"/></text:p>
            <text:p text:style-name="P13"><text:span text:style-name="T106">func main() { <text:s text:c="19"/>// с main() начинается выполнение программы</text:span></text:p>
            <text:p text:style-name="P13"><text:span text:style-name="T107"><text:s text:c="2"/></text:span><text:span text:style-name="T107">var s string = world <text:s text:c="10"/>// var </text:span><text:span text:style-name="T109">переменная тип = значение</text:span></text:p>
            <text:p text:style-name="P13"><text:span text:style-name="T107"><text:s text:c="33"/></text:span><text:span text:style-name="T107">// len() - встроенная функция определения размера </text:span></text:p>
            <text:p text:style-name="P13"><text:span text:style-name="T107"><text:s text:c="2"/></text:span><text:span text:style-name="T107">if len(os.Args) &gt; 1 { <text:s text:c="9"/>// в os.Args[0] – имя программы</text:span></text:p>
            <text:p text:style-name="P13"><text:span text:style-name="T107"><text:s text:c="4"/></text:span><text:span text:style-name="T107">s = os.Args[1] <text:s text:c="14"/>// имена с заглавной буквы экспортируются</text:span></text:p>
            <text:p text:style-name="P13"><text:span text:style-name="T107"><text:s text:c="2"/></text:span><text:span text:style-name="T107">}</text:span></text:p>
            <text:p text:style-name="P13"><text:span text:style-name="T106"><text:s text:c="2"/></text:span><text:span text:style-name="T106">fmt.Printf("Привет, %s!\n", s) // вызов функции из импортированного пакета</text:span></text:p>
            <text:p text:style-name="P13"><text:span text:style-name="T106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10">$ go run helloWorld.go</text:span></text:p>
            <text:p><text:span text:style-name="T110">Привет, </text:span><text:span text:style-name="T110">世界</text:span><text:span text:style-name="T110">!</text:span></text:p>
            <text:p text:style-name="P13"><text:span text:style-name="T110">$ go build helloWorld.go</text:span></text:p>
            <text:p text:style-name="P13"><text:span text:style-name="T111">$ ./helloWorld</text:span><text:span text:style-name="T110"> мир</text:span></text:p>
            <text:p text:style-name="P13"><text:span text:style-name="T110">Привет, мир!</text:span></text:p>
            <text:p text:style-name="P13"><text:span text:style-name="T111">$ </text:span><text:span text:style-name="T112">GOOS=windows GOARCH=amd64</text:span><text:span text:style-name="T111"> </text:span><text:span text:style-name="T110">go build helloWorld.go</text:span></text:p>
            <text:p text:style-name="P13"><text:span text:style-name="T111">$ ls </text:span><text:span text:style-name="T110">helloWorld*</text:span></text:p>
            <text:p text:style-name="P13"><text:span text:style-name="T113">helloWorld helloWorld.exe</text:span><text:span text:style-name="T11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6"/></text:p>
            <text:p text:style-name="P13"><text:span text:style-name="T114">env </text:span><text:span text:style-name="T115">GOOS</text:span><text:span text:style-name="T114">=</text:span><text:span text:style-name="T116">target-OS</text:span><text:span text:style-name="T114"> </text:span><text:span text:style-name="T115">GOARCH</text:span><text:span text:style-name="T114">=</text:span><text:span text:style-name="T116">target-architecture</text:span><text:span text:style-name="T114"> </text:span><text:span text:style-name="T115">go</text:span><text:span text:style-name="T114"> </text:span><text:span text:style-name="T115">build</text:span><text:span text:style-name="T114"> </text:span><text:span text:style-name="T116">package-import-path</text:span></text:p>
            <text:p text:style-name="P13"><text:span text:style-name="T117"/></text:p>
            <text:p text:style-name="P13"><text:span text:style-name="T118">GOOS / GOARCH:</text:span></text:p>
            <text:p text:style-name="P13"><text:span text:style-name="T117">aix/ppc64</text:span></text:p>
            <text:p text:style-name="P13"><text:span text:style-name="T118">android</text:span><text:span text:style-name="T117">/386 amd64 arm arm64</text:span></text:p>
            <text:p text:style-name="P13"><text:span text:style-name="T117">darwin/amd64 arm64</text:span></text:p>
            <text:p text:style-name="P13"><text:span text:style-name="T117">dragonfly/amd64</text:span></text:p>
            <text:p text:style-name="P13"><text:span text:style-name="T117">freebsd/386 amd64 arm arm64 riscv64</text:span></text:p>
            <text:p text:style-name="P13"><text:span text:style-name="T117">illumos/amd64</text:span></text:p>
            <text:p text:style-name="P13"><text:span text:style-name="T118">ios</text:span><text:span text:style-name="T117">/amd64 arm64</text:span></text:p>
            <text:p text:style-name="P13"><text:span text:style-name="T117">js/wasm</text:span></text:p>
            <text:p text:style-name="P13"><text:span text:style-name="T118">linux</text:span><text:span text:style-name="T117">/386 amd64 arm arm64 loong64 mips mips64(le) mipsle ppc64(le) riscv64 s390x</text:span></text:p>
            <text:p text:style-name="P13"><text:span text:style-name="T117">netbsd/386 amd64 arm arm64</text:span></text:p>
            <text:p text:style-name="P13"><text:span text:style-name="T117">openbsd/386 amd64 arm arm64 ppc64 riscv64</text:span></text:p>
            <text:p text:style-name="P13"><text:span text:style-name="T117">plan9/386 amd64 arm</text:span></text:p>
            <text:p text:style-name="P13"><text:span text:style-name="T117">solaris/amd64</text:span></text:p>
            <text:p text:style-name="P13"><text:span text:style-name="T117">wasip1/wasm</text:span></text:p>
            <text:p text:style-name="P13"><text:span text:style-name="T118">windows</text:span><text:span text:style-name="T117">/386 amd64 arm64</text:span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4">package main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на основе примера, который привёл Rob Pike:</text:span></text:p>
            <text:p text:style-name="P13"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олноценный многопоточный web-сервер</text:span></text:p>
            <text:p text:style-name="P13"><text:span text:style-name="T114">import (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импортировать пакеты:</text:span></text:p>
            <text:p text:style-name="P13"><text:span text:style-name="T114"><text:tab/></text:span><text:span text:style-name="T114">"fmt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форматированная печать</text:span></text:p>
            <text:p text:style-name="P13"><text:span text:style-name="T114"><text:tab/></text:span><text:span text:style-name="T114">"log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ротоколирование</text:span></text:p>
            <text:p text:style-name="P13"><text:span text:style-name="T114"><text:tab/></text:span><text:span text:style-name="T114">"net/http" 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сетевая магия – в этом пакете</text:span></text:p>
            <text:p text:style-name="P13"><text:span text:style-name="T114">)</text:span></text:p>
            <text:p text:style-name="P13"><text:span text:style-name="T114"/></text:p>
            <text:p text:style-name="P13"><text:span text:style-name="T114"><text:s text:c="23"/></text:span><text:span text:style-name="T114">// во всех идентификаторах можно использовать символы UTF-8</text:span></text:p>
            <text:p text:style-name="P13"><text:span text:style-name="T114">func </text:span><text:span text:style-name="T119">こんにちは</text:span><text:span text:style-name="T119">Мир</text:span><text:span text:style-name="T114">(w http.</text:span><text:span text:style-name="T115">ResponseWriter</text:span><text:span text:style-name="T114">, req *http.</text:span><text:span text:style-name="T115">Request</text:span><text:span text:style-name="T114">) {</text:span></text:p>
            <text:p text:style-name="P13"><text:span text:style-name="T114"><text:tab/></text:span><text:span text:style-name="T114">fmt.Fprintf(w, "Привет, мир!!!\n") <text:s text:c="11"/>// вывод ответа прямо в сеть 8-)</text:span></text:p>
            <text:p text:style-name="P13"><text:span text:style-name="T114">}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 <text:s text:c="2"/>// точнее: в любой Writer</text:span></text:p>
            <text:p text:style-name="P13"><text:span text:style-name="T114"/></text:p>
            <text:p text:style-name="P13"><text:span text:style-name="T114">func main() { <text:s text:c="49"/></text:span></text:p>
            <text:p text:style-name="P13"><text:span text:style-name="T114"><text:tab/></text:span><text:span text:style-name="T114">http.HandleFunc("/", </text:span><text:span text:style-name="T119">こんにちは</text:span><text:span text:style-name="T119">Мир</text:span><text:span text:style-name="T114">) <text:s text:c="11"/>// подключить функцию-обработчик</text:span></text:p>
            <text:p text:style-name="P13"><text:span text:style-name="T114"><text:s text:c="4"/></text:span><text:span text:style-name="T114">// слушать порт на хосте</text:span></text:p>
            <text:p text:style-name="P13"><text:span text:style-name="T114"><text:tab/></text:span><text:span text:style-name="T114">log.Fatal(http.ListenAndServe("localhost:12345", nil))</text:span></text:p>
            <text:p text:style-name="P13"><text:span text:style-name="T114"><text:tab/></text:span><text:span text:style-name="T114">// обработать ошибку и// записать в протокол</text:span></text:p>
            <text:p text:style-name="P13"><text:span text:style-name="T120">} <text:s text:c="56"/></text:span><text:span text:style-name="T114">// бесконечный цикл</text:span></text:p>
            <text:p text:style-name="P13"><text:span text:style-name="T120">// аргумент nil означает, что надо использовать </text:span><text:span text:style-name="T114">HandleFunc</text:span></text:p>
            <text:p text:style-name="P13"><text:span text:style-name="T116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4">package main</text:span></text:p>
            <text:p text:style-name="P29"><text:span text:style-name="T114">import (</text:span></text:p>
            <text:p text:style-name="P29"><text:span text:style-name="T114"><text:tab/></text:span><text:span text:style-name="T114">"fmt"</text:span></text:p>
            <text:p text:style-name="P29"><text:span text:style-name="T114"><text:tab/></text:span><text:span text:style-name="T114">"time"</text:span></text:p>
            <text:p text:style-name="P29"><text:span text:style-name="T114">)</text:span></text:p>
            <text:p text:style-name="P29"><text:span text:style-name="T114">const </text:span><text:span text:style-name="T119">Вопрос</text:span><text:span text:style-name="T114"> = "Главный вопрос жизни, вселенной и вообще"</text:span></text:p>
            <text:p text:style-name="P29"><text:span text:style-name="T114"/></text:p>
            <text:p text:style-name="P29"><text:span text:style-name="T114">func </text:span><text:span text:style-name="T119">Мыслитель</text:span><text:span text:style-name="T114">(</text:span><text:span text:style-name="T119">вопрос</text:span><text:span text:style-name="T114"> string) int {</text:span></text:p>
            <text:p text:style-name="P29"><text:span text:style-name="T114"><text:tab/></text:span><text:span text:style-name="T114">const </text:span><text:span text:style-name="T119">Ответ</text:span><text:span text:style-name="T114"> = 42</text:span></text:p>
            <text:p text:style-name="P29"><text:span text:style-name="T114"><text:tab/></text:span><text:span text:style-name="T114">return </text:span><text:span text:style-name="T119">Ответ</text:span></text:p>
            <text:p text:style-name="P29"><text:span text:style-name="T114">}</text:span></text:p>
            <text:p text:style-name="P29"><text:span text:style-name="T114"/></text:p>
            <text:p text:style-name="P29"><text:span text:style-name="T114">func main() {</text:span></text:p>
            <text:p text:style-name="P29"><text:span text:style-name="T114"><text:tab/></text:span><text:span text:style-name="T114">var </text:span><text:span text:style-name="T119">время_работы</text:span><text:span text:style-name="T114"> = 7_500_000</text:span></text:p>
            <text:p text:style-name="P29"><text:span text:style-name="T114"><text:tab/></text:span><text:span text:style-name="T119">окончание</text:span><text:span text:style-name="T114"> := time.Now()</text:span></text:p>
            <text:p text:style-name="P29"><text:span text:style-name="T120"><text:tab/></text:span><text:span text:style-name="T121">начало </text:span><text:span text:style-name="T120"><text:s/>:= окончание.AddDate(-</text:span><text:span text:style-name="T121">время_работы</text:span><text:span text:style-name="T120">, 0, 0) // + (годы, месяцы, </text:span><text:span text:style-name="T114">дни)</text:span></text:p>
            <text:p text:style-name="P29"><text:span text:style-name="T120"><text:tab/></text:span><text:span text:style-name="T119">ответ</text:span><text:span text:style-name="T114"> := </text:span><text:span text:style-name="T119">Мыслитель</text:span><text:span text:style-name="T114">(</text:span><text:span text:style-name="T119">Вопрос</text:span><text:span text:style-name="T114">)</text:span></text:p>
            <text:p text:style-name="P29"><text:span text:style-name="T114"><text:tab/></text:span><text:span text:style-name="T114">fmt.Printf(</text:span></text:p>
            <text:p text:style-name="P29"><text:span text:style-name="T114"><text:tab/></text:span><text:span text:style-name="T114"><text:tab/></text:span><text:span text:style-name="T114">"Начав в %v и проработав %v лет, Мыслитель в %v дал ответ: '%v'.\n", </text:span></text:p>
            <text:p text:style-name="P29"><text:span text:style-name="T114"><text:tab/></text:span><text:span text:style-name="T114"> <text:s text:c="3"/></text:span><text:span text:style-name="T119">начало</text:span><text:span text:style-name="T114">, </text:span><text:span text:style-name="T119">время_работы</text:span><text:span text:style-name="T114">, </text:span><text:span text:style-name="T119">окончание</text:span><text:span text:style-name="T114">, </text:span><text:span text:style-name="T119">ответ</text:span><text:span text:style-name="T114">)</text:span></text:p>
            <text:p text:style-name="P29"><text:span text:style-name="T1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Пути и каталоги: GOROOT, </text:span><text:span text:style-name="T65">GOPATH</text:span></text:p>
          </draw:text-box>
        </draw:frame>
        <draw:frame draw:style-name="gr31" draw:text-style-name="P35" draw:layer="layout" svg:width="26.4cm" svg:height="12.996cm" svg:x="0.811cm" svg:y="2.112cm">
          <draw:text-box>
            <text:p><text:span text:style-name="T122">$ echo $</text:span><text:span text:style-name="T123">GOROOT</text:span></text:p>
            <text:p><text:span text:style-name="T122">/usr/local/go</text:span></text:p>
            <text:p><text:span text:style-name="T122"/></text:p>
            <text:p><text:span text:style-name="T122">$ echo $</text:span><text:span text:style-name="T123">GOPATH</text:span></text:p>
            <text:p><text:span text:style-name="T122">~/go</text:span></text:p>
            <text:p><text:span text:style-name="T122">$ cd $GOPATH/</text:span><text:span text:style-name="T123">src</text:span></text:p>
            <text:p text:style-name="P13"><text:span text:style-name="T122"/></text:p>
            <text:p><text:span text:style-name="T122">$ mkdir </text:span><text:span text:style-name="T124">sample</text:span><text:span text:style-name="T122"> &amp;&amp; mkdir </text:span><text:span text:style-name="T124">sample</text:span><text:span text:style-name="T122">/</text:span><text:span text:style-name="T124">module</text:span></text:p>
            <text:p><text:span text:style-name="T122">$ cd </text:span><text:span text:style-name="T124">sample</text:span><text:span text:style-name="T122">/</text:span><text:span text:style-name="T124">module</text:span></text:p>
            <text:p text:style-name="P13"><text:span text:style-name="T125"># Напишите module1</text:span><text:span text:style-name="T126">.go</text:span><text:span text:style-name="T125"> в своём любимом редакторе исходников. </text:span></text:p>
            <text:p text:style-name="P13"><text:span text:style-name="T126"/></text:p>
            <text:p text:style-name="P13"><text:span text:style-name="T126">$ cd $GOPATH/src/</text:span><text:span text:style-name="T125">sample</text:span></text:p>
            <text:p text:style-name="P13"><text:span text:style-name="T125"># Напишите </text:span><text:span text:style-name="T126">main.go,</text:span><text:span text:style-name="T125"> где делается </text:span><text:span text:style-name="T126">import ( "sample/module"</text:span><text:span text:style-name="T125"> )</text:span></text:p>
            <text:p text:style-name="P13"><text:span text:style-name="T126"/></text:p>
            <text:p text:style-name="P13"><text:span text:style-name="T126">$ go mod init sample</text:span></text:p>
            <text:p text:style-name="P13"><text:span text:style-name="T126">$ go mod edit -replace sample/module=./module</text:span></text:p>
            <text:p text:style-name="P13"><text:span text:style-name="T126"/></text:p>
            <text:p text:style-name="P13"><text:span text:style-name="T122">$ go run main.go</text:span></text:p>
            <text:p text:style-name="P13"><text:span text:style-name="T122"/></text:p>
            <text:p text:style-name="P13"><text:span text:style-name="T122">$ go build main.go</text:span></text:p>
            <text:p text:style-name="P13"><text:span text:style-name="T126">$ ./main</text:span></text:p>
            <text:p text:style-name="P13"><text:span text:style-name="T122"/></text:p>
          </draw:text-box>
        </draw:frame>
        <draw:frame draw:style-name="gr32" draw:text-style-name="P36" draw:layer="layout" svg:width="7.4cm" svg:height="3.095cm" svg:x="19.3cm" svg:y="11.505cm">
          <draw:text-box>
            <text:p><text:span text:style-name="T127">mod.go</text:span></text:p>
            <text:p><text:span text:style-name="T128"/></text:p>
            <text:p><text:span text:style-name="T128">module sample</text:span></text:p>
            <text:p><text:span text:style-name="T128">go 1.23.2</text:span></text:p>
            <text:p><text:span text:style-name="T128">replace sample/module =&gt; ./module</text:span></text:p>
            <text:p><text:span text:style-name="T128"/></text:p>
          </draw:text-box>
        </draw:frame>
        <draw:frame draw:style-name="gr33" draw:text-style-name="P38" draw:layer="layout" svg:width="8.4cm" svg:height="4.594cm" svg:x="18.3cm" svg:y="2.406cm">
          <draw:text-box>
            <text:p text:style-name="P37"><text:span text:style-name="T127">~/go/src/</text:span></text:p>
            <text:p text:style-name="P37"><text:span text:style-name="T128"><text:s text:c="14"/></text:span><text:span text:style-name="T128">|</text:span></text:p>
            <text:p text:style-name="P37"><text:span text:style-name="T128"><text:s text:c="14"/></text:span><text:span text:style-name="T129">˪ /</text:span><text:span text:style-name="T128">sample/</text:span></text:p>
            <text:p text:style-name="P37"><text:span text:style-name="T128"><text:s text:c="28"/></text:span><text:span text:style-name="T128">| <text:s/>go.mod</text:span></text:p>
            <text:p text:style-name="P37"><text:span text:style-name="T128"><text:s text:c="28"/></text:span><text:span text:style-name="T128">| <text:s/>main.go</text:span></text:p>
            <text:p text:style-name="P13"><text:span text:style-name="T128"><text:s text:c="28"/></text:span><text:span text:style-name="T128">| <text:s/>main</text:span></text:p>
            <text:p text:style-name="P37"><text:span text:style-name="T128"><text:s text:c="28"/></text:span><text:span text:style-name="T128">|</text:span></text:p>
            <text:p text:style-name="P37"><text:span text:style-name="T130"><text:s text:c="28"/></text:span><text:span text:style-name="T129">˪ /</text:span><text:span text:style-name="T128">module/</text:span></text:p>
            <text:p text:style-name="P37"><text:span text:style-name="T128"><text:s text:c="44"/></text:span><text:span text:style-name="T12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32">Простой синтаксис. Минимум синтаксических конструкций. Однозначное выражение действий (no TIMTOWTDI).</text:span></text:p>
            <text:p text:style-name="P13"><text:span text:style-name="T132">Каждое утверждение (statement) начинается с ключевого слова. Исходники в UTF-8.</text:span></text:p>
            <text:p text:style-name="P13"><text:span text:style-name="T132"/></text:p>
            <text:p text:style-name="P13"><text:span text:style-name="T133">Ошибки – это тип данных </text:span><text:span text:style-name="T134">error</text:span><text:span text:style-name="T133">. Н</text:span><text:span text:style-name="T132">ет исключений (exceptions). Есть panic() и recover().</text:span></text:p>
            <text:p text:style-name="P13"><text:span text:style-name="T132">Нет классов, но в </text:span><text:span text:style-name="T135">struct</text:span><text:span text:style-name="T132"> можно описывать поля, и для всех типов данных можно определять методы.</text:span></text:p>
            <text:p text:style-name="P13"><text:span text:style-name="T132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32"/></text:p>
            <text:p text:style-name="P13"><text:span text:style-name="T136">;</text:span><text:span text:style-name="T132"> служит переводом строки (line feed) — автоматически вставляется компилятором, где необходимо.</text:span></text:p>
            <text:p text:style-name="P13"><text:span text:style-name="T136">,</text:span><text:span text:style-name="T132"> запятая обязательна в конце строки в списке, если нет ) как завершителя списка.</text:span></text:p>
            <text:p text:style-name="P13"><text:span text:style-name="T134">_</text:span><text:span text:style-name="T133"> “пустая переменная</text:span><text:span text:style-name="T132">“ (blank identifier) для игнорирования значения.</text:span></text:p>
            <text:p text:style-name="P13"><text:span text:style-name="T137">:=</text:span><text:span text:style-name="T132"> простое объявление (with inferred type) и инициализация переменной.</text:span></text:p>
            <text:p text:style-name="P13"><text:span text:style-name="T132">Все объявленные переменные получают начальное zero value <text:s/>(</text:span><text:span text:style-name="T135">0</text:span><text:span text:style-name="T132">, </text:span><text:span text:style-name="T135">false</text:span><text:span text:style-name="T132">, </text:span><text:span text:style-name="T135">""</text:span><text:span text:style-name="T132">, </text:span><text:span text:style-name="T135">nil</text:span><text:span text:style-name="T132"> for interfaces and reference types).</text:span></text:p>
            <text:p text:style-name="P13"><text:span text:style-name="T132"/></text:p>
            <text:p text:style-name="P13"><text:span text:style-name="T13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2">Все имена со строчной буквы видны во всех файлах внутри одного пакета.</text:span></text:p>
            <text:p text:style-name="P13"><text:span text:style-name="T132"/></text:p>
            <text:p text:style-name="P13"><text:span text:style-name="T132">Функции: multiple return values, named return values, bare return, variadic functions (с переменным списком параметров).</text:span></text:p>
            <text:p text:style-name="P13"><text:span text:style-name="T136">func init() { }</text:span><text:span text:style-name="T132"> // инициализирующие функции в файлах пакета.</text:span></text:p>
            <text:p text:style-name="P13"><text:span text:style-name="T136">defer</text:span><text:span text:style-name="T132"> ~ отложенное исполнение функции перед завершением функции: появилось в Go.</text:span></text:p>
            <text:p text:style-name="P13"><text:span text:style-name="T132"/></text:p>
            <text:p text:style-name="P13"><text:span text:style-name="T132">Безтиповые константы (untyped constants) в языке со строгой типизацией!</text:span></text:p>
            <text:p text:style-name="P13"><text:span text:style-name="T136">rune</text:span><text:span text:style-name="T132"> // тип данных для ”символа” (code point) в кодировке UTF-8.</text:span></text:p>
            <text:p text:style-name="P13"><text:span text:style-name="T136">iota</text:span><text:span text:style-name="T132"> // перечисление (enumerator) именованных целых значений.</text:span></text:p>
            <text:p text:style-name="P13"><text:span text:style-name="T132"/></text:p>
            <text:p text:style-name="P13"><text:span text:style-name="T132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8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9">const START, STOP = 10, 16</text:span></text:p>
            <text:p text:style-name="P13"><text:span text:style-name="T139"/></text:p>
            <text:p text:style-name="P13"><text:span text:style-name="T139">type PointerToInt *int</text:span></text:p>
            <text:p text:style-name="P13"><text:span text:style-name="T139"/></text:p>
            <text:p text:style-name="P13"><text:span text:style-name="T139">var </text:span><text:span text:style-name="T140">i</text:span><text:span text:style-name="T139"> int = START</text:span></text:p>
            <text:p text:style-name="P13"><text:span text:style-name="T139">var p1 *int = &amp;i</text:span></text:p>
            <text:p text:style-name="P13"><text:span text:style-name="T139">var p2 PointerToInt</text:span></text:p>
            <text:p text:style-name="P13"><text:span text:style-name="T139">p2 = p1</text:span></text:p>
            <text:p text:style-name="P13"><text:span text:style-name="T139"/></text:p>
            <text:p text:style-name="P13"><text:span text:style-name="T139">loop:</text:span></text:p>
            <text:p text:style-name="P13"><text:span text:style-name="T139">for i := </text:span><text:span text:style-name="T140">i</text:span><text:span text:style-name="T139">; i &lt; STOP; i++ {</text:span></text:p>
            <text:p text:style-name="P13"><text:span text:style-name="T139"><text:s text:c="2"/></text:span><text:span text:style-name="T139">*p1++; *p2 += 2</text:span></text:p>
            <text:p text:style-name="P13"><text:span text:style-name="T139"><text:s text:c="2"/></text:span><text:span text:style-name="T139">if i &lt; 0 { break loop }</text:span></text:p>
            <text:p text:style-name="P13"><text:span text:style-name="T139"><text:s text:c="2"/></text:span><text:span text:style-name="T139">fmt.Printf("i=%d outer i=%d \n", i, *p1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9">Синтаксис похож на язык C</text:span></text:p>
            <text:p text:style-name="P13"><text:span text:style-name="T69"/></text:p>
            <text:p text:style-name="P13"><text:span text:style-name="T71">тип </text:span><text:span text:style-name="T141">*int</text:span><text:span text:style-name="T69"> – указатель на </text:span><text:span text:style-name="T142">int</text:span></text:p>
            <text:p text:style-name="P13"><text:span text:style-name="T141"/></text:p>
            <text:p text:style-name="P13"><text:span text:style-name="T141">&amp;i</text:span><text:span text:style-name="T69"> – получить адрес </text:span><text:span text:style-name="T142">i</text:span></text:p>
            <text:p text:style-name="P13"><text:span text:style-name="T69"/></text:p>
            <text:p text:style-name="P13"><text:span text:style-name="T142"/></text:p>
            <text:p text:style-name="P13"><text:span text:style-name="T142"/></text:p>
            <text:p text:style-name="P13"><text:span text:style-name="T142">for</text:span><text:span text:style-name="T69"> – единственная форма цикла</text:span></text:p>
            <text:p text:style-name="P13"><text:span text:style-name="T69">“ </text:span><text:span text:style-name="T143">;</text:span><text:span text:style-name="T69"> ” == перевод строки</text:span></text:p>
            <text:p text:style-name="P13"><text:span text:style-name="T69">в </text:span><text:span text:style-name="T142">if</text:span><text:span text:style-name="T69">, </text:span><text:span text:style-name="T142">for</text:span><text:span text:style-name="T69">, </text:span><text:span text:style-name="T142">switch</text:span><text:span text:style-name="T69"> – нет скобок при условии</text:span></text:p>
            <text:p text:style-name="P13"><text:span text:style-name="T71">в </text:span><text:span text:style-name="T141">Printf</text:span><text:span text:style-name="T71"> </text:span><text:span text:style-name="T69">– много удобных %verb и #adverb</text:span></text:p>
            <text:p text:style-name="P13"><text:span text:style-name="T69"/></text:p>
            <text:p text:style-name="P13"><text:span text:style-name="T69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4">Почти всё в синтаксисе стало понятно, когда </text:span></text:p>
          <text:p text:style-name="P44"><text:span text:style-name="T144">прочитал статью про Go в Википедии. <text:s text:c="7"/></text:span><text:span text:style-name="T14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6">i=10 outer i=13</text:span></text:p>
            <text:p><text:span text:style-name="T146">i=11 outer i=16</text:span></text:p>
            <text:p><text:span text:style-name="T146">i=12 outer i=19</text:span></text:p>
            <text:p><text:span text:style-name="T146">i=13 outer i=22</text:span></text:p>
            <text:p><text:span text:style-name="T146">i=14 outer i=25</text:span></text:p>
            <text:p><text:span text:style-name="T146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7">()</text:span><text:span text:style-name="T148"> список: импортов, констант, параметров,</text:span></text:p>
            <text:p text:style-name="P13"><text:span text:style-name="T148"><text:s text:c="3"/></text:span><text:span text:style-name="T148">возвращаемых значений, ...</text:span></text:p>
            <text:p text:style-name="P13"><text:span text:style-name="T148"/></text:p>
            <text:p text:style-name="P13"><text:span text:style-name="T147">[]</text:span><text:span text:style-name="T148"> размер массива, показатель среза</text:span></text:p>
            <text:p text:style-name="P13"><text:span text:style-name="T148"><text:s text:c="3"/></text:span><text:span text:style-name="T148">элемент массива, среза, словаря</text:span></text:p>
            <text:p text:style-name="P13"><text:span text:style-name="T147">[]</text:span><text:span text:style-name="T148"> тип параметра в generics</text:span></text:p>
            <text:p text:style-name="P13"><text:span text:style-name="T148"/></text:p>
            <text:p text:style-name="P13"><text:span text:style-name="T147">{}</text:span><text:span text:style-name="T148"> блок определения</text:span></text:p>
            <text:p text:style-name="P13"><text:span text:style-name="T147">{}</text:span><text:span text:style-name="T148"> блок начальных значений</text:span></text:p>
            <text:p text:style-name="P13"><text:span text:style-name="T147">{}</text:span><text:span text:style-name="T148"> блок кода</text:span></text:p>
            <text:p text:style-name="P13"><text:span text:style-name="T148"/></text:p>
            <text:p text:style-name="P13"><text:span text:style-name="T147">:</text:span><text:span text:style-name="T148"> отделяет индекс или ключ от значения</text:span></text:p>
            <text:p text:style-name="P13"><text:span text:style-name="T148"/></text:p>
            <text:p text:style-name="P13"><text:span text:style-name="T147">:</text:span><text:span text:style-name="T148"> ставится после метки</text:span></text:p>
            <text:p text:style-name="P13"><text:span text:style-name="T147"/></text:p>
            <text:p text:style-name="P13"><text:span text:style-name="T147">...</text:span><text:span text:style-name="T148"> размер массива вычисляется по значениям</text:span></text:p>
            <text:p text:style-name="P13"><text:span text:style-name="T147">...</text:span><text:span text:style-name="T148"> список параметров переменной длины</text:span></text:p>
            <text:p text:style-name="P13"><text:span text:style-name="T147">...</text:span><text:span text:style-name="T148"> список аргументов переменной длины</text:span></text:p>
            <text:p text:style-name="P13"><text:span text:style-name="T147"/></text:p>
            <text:p text:style-name="P13"><text:span text:style-name="T147">;</text:span><text:span text:style-name="T148"> перевод строки (разделитель утверждений)</text:span></text:p>
            <text:p text:style-name="P13"><text:span text:style-name="T148"/></text:p>
            <text:p text:style-name="P13"><text:span text:style-name="T147">:=</text:span><text:span text:style-name="T148"> объявление и присваивание</text:span></text:p>
            <text:p text:style-name="P13"><text:span text:style-name="T148"/></text:p>
            <text:p text:style-name="P13"><text:span text:style-name="T147">,</text:span><text:span text:style-name="T148"> разделитель в списке</text:span></text:p>
            <text:p text:style-name="P13"><text:span text:style-name="T148"/></text:p>
            <text:p text:style-name="P13"><text:span text:style-name="T147">.</text:span><text:span text:style-name="T148"> разделитель объекта и метода</text:span></text:p>
            <text:p text:style-name="P13"><text:span text:style-name="T148"/></text:p>
            <text:p text:style-name="P13"><text:span text:style-name="T149">&lt;- </text:span><text:span text:style-name="T148">запись в канал и чтение из канала</text:span></text:p>
            <text:p text:style-name="P13"><text:span text:style-name="T148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50">import </text:span><text:span text:style-name="T151">(</text:span><text:span text:style-name="T150"> </text:span><text:span text:style-name="T152">"</text:span><text:span text:style-name="T153">fmt</text:span><text:span text:style-name="T152">"</text:span><text:span text:style-name="T153"> </text:span><text:span text:style-name="T154">)</text:span><text:span text:style-name="T153">; const </text:span><text:span text:style-name="T154">(</text:span><text:span text:style-name="T153"> answer = 42 </text:span><text:span text:style-name="T154">)</text:span><text:span text:style-name="T153">; var </text:span><text:span text:style-name="T154">(</text:span><text:span text:style-name="T153"> five = 42 </text:span><text:span text:style-name="T154">)</text:span></text:p>
            <text:p text:style-name="P13"><text:span text:style-name="T148">func f</text:span><text:span text:style-name="T155">(</text:span><text:span text:style-name="T148">x float64</text:span><text:span text:style-name="T155">)</text:span><text:span text:style-name="T148"> float64 { return 0.0 } </text:span></text:p>
            <text:p text:style-name="P13"><text:span text:style-name="T148"/></text:p>
            <text:p text:style-name="P13"><text:span text:style-name="T153">array </text:span><text:span text:style-name="T154">[</text:span><text:span text:style-name="T153">size</text:span><text:span text:style-name="T154">]</text:span><text:span text:style-name="T153">int;</text:span><text:span text:style-name="T153"><text:tab/></text:span><text:span text:style-name="T153"><text:tab/></text:span><text:span text:style-name="T148">slice </text:span><text:span text:style-name="T155">[]</text:span><text:span text:style-name="T148">string </text:span></text:p>
            <text:p text:style-name="P13"><text:span text:style-name="T153">array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slice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value = map</text:span><text:span text:style-name="T154">[</text:span><text:span text:style-name="T153">key</text:span><text:span text:style-name="T154">]</text:span></text:p>
            <text:p text:style-name="P13"><text:span text:style-name="T153">func f</text:span><text:span text:style-name="T154">[</text:span><text:span text:style-name="T153">T any</text:span><text:span text:style-name="T154">]</text:span><text:span text:style-name="T153">(a []T) T { return a[0] }; f</text:span><text:span text:style-name="T154">[</text:span><text:span text:style-name="T153">int</text:span><text:span text:style-name="T154">]</text:span><text:span text:style-name="T153">(someSlice))</text:span></text:p>
            <text:p text:style-name="P13"><text:span text:style-name="T148"/></text:p>
            <text:p text:style-name="P13"><text:span text:style-name="T148">type struct Point </text:span><text:span text:style-name="T155">{</text:span><text:span text:style-name="T148"> x, y int32 </text:span><text:span text:style-name="T155">}</text:span></text:p>
            <text:p text:style-name="P13"><text:span text:style-name="T148">ipAddress = [4]int</text:span><text:span text:style-name="T155">{</text:span><text:span text:style-name="T148">127, 0, 0, 1</text:span><text:span text:style-name="T155">}</text:span></text:p>
            <text:p text:style-name="P13"><text:span text:style-name="T148">func answer() int </text:span><text:span text:style-name="T155">{</text:span><text:span text:style-name="T148"> return 42 </text:span><text:span text:style-name="T155">}</text:span><text:span text:style-name="T148"> </text:span></text:p>
            <text:p text:style-name="P13"><text:span text:style-name="T148"/></text:p>
            <text:p text:style-name="P13"><text:span text:style-name="T148">gender := [2]string{ 0</text:span><text:span text:style-name="T155">: <text:s/></text:span><text:span text:style-name="T148">"Female", 1</text:span><text:span text:style-name="T155">: </text:span><text:span text:style-name="T148">"Male" }</text:span></text:p>
            <text:p text:style-name="P13"><text:span text:style-name="T148">language := map[string]int { "Go"</text:span><text:span text:style-name="T155">:</text:span><text:span text:style-name="T148"> 2007 }</text:span></text:p>
            <text:p text:style-name="P13"><text:span text:style-name="T148">label</text:span><text:span text:style-name="T155">:</text:span></text:p>
            <text:p text:style-name="P13"><text:span text:style-name="T148"/></text:p>
            <text:p text:style-name="P13"><text:span text:style-name="T148">shadrinsk := [</text:span><text:span text:style-name="T155">...</text:span><text:span text:style-name="T148">] float32 { 56.05, 63.38 }</text:span></text:p>
            <text:p text:style-name="P13"><text:span text:style-name="T148">func sum(numbers </text:span><text:span text:style-name="T155">...</text:span><text:span text:style-name="T148">int) (sum int) { /* range numbers */ }</text:span></text:p>
            <text:p text:style-name="P13"><text:span text:style-name="T148">integers := []int{1,2,3,4,5}; sum(integers</text:span><text:span text:style-name="T155">...</text:span><text:span text:style-name="T148">)</text:span></text:p>
            <text:p text:style-name="P13"><text:span text:style-name="T148"/></text:p>
            <text:p text:style-name="P13"><text:span text:style-name="T153">version := 1.0</text:span><text:span text:style-name="T156">;</text:span><text:span text:style-name="T157"> released := 2012; fmt.Println(version)</text:span></text:p>
            <text:p text:style-name="P13"><text:span text:style-name="T157"/></text:p>
            <text:p text:style-name="P13"><text:span text:style-name="T152">site </text:span><text:span text:style-name="T158">:=</text:span><text:span text:style-name="T152"> "</text:span><text:span text:style-name="T153"><text:a xlink:href="https://go.dev/" xlink:type="simple">https://go.dev/</text:a></text:span><text:span text:style-name="T157">"</text:span></text:p>
            <text:p text:style-name="P13"><text:span text:style-name="T157"/></text:p>
            <text:p text:style-name="P13"><text:span text:style-name="T157">place = findLocation(latitude</text:span><text:span text:style-name="T156">,</text:span><text:span text:style-name="T157"> longitude)</text:span></text:p>
            <text:p text:style-name="P13"><text:span text:style-name="T157"/></text:p>
            <text:p text:style-name="P13"><text:span text:style-name="T157">result = object</text:span><text:span text:style-name="T156">.</text:span><text:span text:style-name="T157">method()</text:span></text:p>
            <text:p text:style-name="P13"><text:span text:style-name="T157"/></text:p>
            <text:p text:style-name="P13"><text:span text:style-name="T152">channel </text:span><text:span text:style-name="T149">&lt;-</text:span><text:span text:style-name="T152"> value; value := </text:span><text:span text:style-name="T149">&lt;-</text:span><text:span text:style-name="T157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1">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6">выражение</text:span><text:span text:style-name="T114"> </text:span><text:span text:style-name="T115">{</text:span></text:p>
            <text:p text:style-name="P13"><text:span text:style-name="T163"><text:tab/></text:span><text:span text:style-name="T163">case</text:span><text:span text:style-name="T120"> </text:span><text:span text:style-name="T161">значение-1</text:span><text:span text:style-name="T120">, </text:span><text:span text:style-name="T116">значение-2</text:span><text:span text:style-name="T115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64">код</text:span></text:p>
            <text:p text:style-name="P13"><text:span text:style-name="T164"><text:tab/></text:span><text:span text:style-name="T164"><text:tab/></text:span><text:span text:style-name="T118">fallthrough</text:span></text:p>
            <text:p text:style-name="P13"><text:span text:style-name="T163"><text:tab/></text:span><text:span text:style-name="T163">case</text:span><text:span text:style-name="T120"> </text:span><text:span text:style-name="T116">значение-N</text:span><text:span text:style-name="T115">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8"><text:tab/></text:span><text:span text:style-name="T118"><text:tab/></text:span><text:span text:style-name="T118">break</text:span></text:p>
            <text:p text:style-name="P13"><text:span text:style-name="T115"><text:tab/></text:span><text:span text:style-name="T115">default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5">}</text:span></text:p>
            <text:p text:style-name="P13"><text:span text:style-name="T115"/></text:p>
            <text:p text:style-name="P13"><text:span text:style-name="T114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5">выражение</text:span><text:span text:style-name="T161">; 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5">{</text:span><text:span text:style-name="T114"> <text:s text:c="12"/>//</text:span></text:p>
            <text:p text:style-name="P13"><text:span text:style-name="T120"><text:tab/></text:span><text:span text:style-name="T163">case</text:span><text:span text:style-name="T120"> </text:span><text:span text:style-name="T161">условие</text:span><text:span text:style-name="T116">-1</text:span><text:span text:style-name="T114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61"><text:tab/></text:span><text:span text:style-name="T163">case</text:span><text:span text:style-name="T161"> условие-2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><text:span text:style-name="T114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6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7">метка</text:span><text:span text:style-name="T168">:</text:span></text:p>
            <text:p text:style-name="P13"><text:span text:style-name="T169">for</text:span><text:span text:style-name="T170"> </text:span><text:span text:style-name="T167">инициализация</text:span><text:span text:style-name="T170">; </text:span><text:span text:style-name="T167">условие</text:span><text:span text:style-name="T170">; </text:span><text:span text:style-name="T167">изменение</text:span><text:span text:style-name="T170"> </text:span><text:span text:style-name="T169">{</text:span><text:span text:style-name="T169"><text:tab/></text:span><text:span text:style-name="T169"><text:tab/></text:span><text:span text:style-name="T170">// классический итерационный: (i := 0; i &lt; n; i++)</text:span></text:p>
            <text:p text:style-name="P13"><text:span text:style-name="T170"><text:s text:c="2"/></text:span><text:span text:style-name="T170">// </text:span><text:span text:style-name="T169">break</text:span><text:span text:style-name="T170"> </text:span><text:span text:style-name="T167">метка</text:span></text:p>
            <text:p text:style-name="P13"><text:span text:style-name="T170"><text:s text:c="2"/></text:span><text:span text:style-name="T170">// </text:span><text:span text:style-name="T169">continue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условие</text:span><text:span text:style-name="T170"> {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== while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значение</text:span><text:span text:style-name="T171"> := </text:span><text:span text:style-name="T176">range</text:span><text:span text:style-name="T171"> </text:span><text:span text:style-name="T175">число</text:span><text:span text:style-name="T174"> {</text:span><text:span text:style-name="T174"><text:tab/></text:span><text:span text:style-name="T174"><text:tab/></text:span><text:span text:style-name="T174"><text:tab/></text:span><text:span text:style-name="T174"><text:tab/></text:span><text:span text:style-name="T174">// перебор целых чисел от 0 до &lt; </text:span><text:span text:style-name="T175">число</text:span></text:p>
            <text:p text:style-name="P13"><text:span text:style-name="T171"><text:tab/></text:span><text:span text:style-name="T171">//</text:span><text:span text:style-name="T172"> </text:span><text:span text:style-name="T175">код</text:span></text:p>
            <text:p text:style-name="P13"><text:span text:style-name="T173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индекс</text:span><text:span text:style-name="T174">, </text:span><text:span text:style-name="T175">элемент</text:span><text:span text:style-name="T174"> := </text:span><text:span text:style-name="T177">range</text:span><text:span text:style-name="T174"> </text:span><text:span text:style-name="T175">коллекция</text:span><text:span text:style-name="T171"> </text:span><text:span text:style-name="T178">{</text:span><text:span text:style-name="T178"><text:tab/></text:span><text:span text:style-name="T178"><text:tab/></text:span><text:span text:style-name="T171">// перебор </text:span><text:span text:style-name="T175">array</text:span><text:span text:style-name="T171">, </text:span><text:span text:style-name="T175">slice</text:span><text:span text:style-name="T171"> или </text:span><text:span text:style-name="T175">channel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ключ</text:span><text:span text:style-name="T170">, </text:span><text:span text:style-name="T167">значение</text:span><text:span text:style-name="T170"> := </text:span><text:span text:style-name="T179">range</text:span><text:span text:style-name="T170"> </text:span><text:span text:style-name="T167">map</text:span><text:span text:style-name="T170"> </text:span><text:span text:style-name="T169">{</text:span><text:span text:style-name="T169"><text:tab/></text:span><text:span text:style-name="T169"><text:tab/></text:span><text:span text:style-name="T169"><text:tab/></text:span><text:span text:style-name="T170">// перебор </text:span><text:span text:style-name="T167">хэша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 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70">// бесконечный цикл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6">«One </text:span><text:span text:style-name="T180">for</text:span><text:span text:style-name="T16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8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9">Data</text:span><text:span text:style-name="T68"> </text:span><text:span text:style-name="T69">types</text:span><text:span text:style-name="T68"> </text:span><text:span text:style-name="T69">in</text:span><text:span text:style-name="T68"> </text:span><text:span text:style-name="T69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9">Container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7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7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7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7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70">[</text:span><text:span text:style-name="T181">N</text:span><text:span text:style-name="T70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6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70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70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7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7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9">Composite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7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7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8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3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4">Константы: </text:span><text:span text:style-name="T65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5">Предопределённые константы (predefined constants):</text:span></text:p>
            <text:p text:style-name="P13"><text:span text:style-name="T120"><text:tab/></text:span><text:span text:style-name="T163">true false nil</text:span><text:span text:style-name="T186"> iota</text:span></text:p>
            <text:p text:style-name="P13"><text:span text:style-name="T186"/></text:p>
            <text:p text:style-name="P13"><text:span text:style-name="T185">Безтиповые константы (un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= </text:span><text:span text:style-name="T116">expression</text:span></text:p>
            <text:p text:style-name="P13"><text:span text:style-name="T115"><text:tab/></text:span><text:span text:style-name="T115">const</text:span><text:span text:style-name="T114"> </text:span><text:span text:style-name="T116">constant1</text:span><text:span text:style-name="T114">, </text:span><text:span text:style-name="T116">constant2</text:span><text:span text:style-name="T114"> = </text:span><text:span text:style-name="T116">value1</text:span><text:span text:style-name="T114">, </text:span><text:span text:style-name="T116">value2</text:span></text:p>
            <text:p text:style-name="P13"><text:span text:style-name="T163"><text:tab/></text:span><text:span text:style-name="T163">const</text:span><text:span text:style-name="T120"> </text:span><text:span text:style-name="T163">(</text:span><text:span text:style-name="T120"> </text:span><text:span text:style-name="T161">constant1</text:span><text:span text:style-name="T114"> = </text:span><text:span text:style-name="T116">value1</text:span><text:span text:style-name="T114">, </text:span><text:span text:style-name="T116">constant2</text:span><text:span text:style-name="T114"> = </text:span><text:span text:style-name="T116">value2</text:span><text:span text:style-name="T114"> </text:span><text:span text:style-name="T115">)</text:span></text:p>
            <text:p text:style-name="P13"><text:span text:style-name="T114"/></text:p>
            <text:p text:style-name="P13"><text:span text:style-name="T114"><text:tab/></text:span><text:span text:style-name="T114">const (</text:span></text:p>
            <text:p text:style-name="P13"><text:span text:style-name="T114"><text:tab/></text:span><text:span text:style-name="T114"><text:tab/></text:span><text:span text:style-name="T114">e <text:s/>= 2.71828182845904523536028747135266249775724709369995957496696763</text:span></text:p>
            <text:p text:style-name="P13"><text:span text:style-name="T114"><text:tab/></text:span><text:span text:style-name="T114"><text:tab/></text:span><text:span text:style-name="T114">pi = 3.14159265358979323846264338327950288419716939937510582097494459</text:span></text:p>
            <text:p text:style-name="P13"><text:span text:style-name="T114"><text:tab/></text:span><text:span text:style-name="T114">)</text:span></text:p>
            <text:p text:style-name="P13"><text:span text:style-name="T10">Константы с заданным типом (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</text:span><text:span text:style-name="T116">Type</text:span><text:span text:style-name="T114"> = </text:span><text:span text:style-name="T116">expression</text:span></text:p>
            <text:p text:style-name="P13"><text:span text:style-name="T115"/></text:p>
            <text:p text:style-name="P13"><text:span text:style-name="T120"><text:tab/></text:span><text:span text:style-name="T120">const b </text:span><text:span text:style-name="T163">byte</text:span><text:span text:style-name="T120"> = 0Xf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байт</text:span></text:p>
            <text:p text:style-name="P13"><text:span text:style-name="T120"><text:tab/></text:span><text:span text:style-name="T120">const x </text:span><text:span text:style-name="T163">complex128</text:span><text:span text:style-name="T120"> = 2+5i</text:span><text:span text:style-name="T120"><text:tab/></text:span><text:span text:style-name="T120"><text:tab/></text:span><text:span text:style-name="T120"><text:tab/></text:span><text:span text:style-name="T120"><text:tab/></text:span><text:span text:style-name="T120">// комплексное число</text:span></text:p>
            <text:p text:style-name="P13"><text:span text:style-name="T120"><text:tab/></text:span><text:span text:style-name="T120">const Big </text:span><text:span text:style-name="T163">float64</text:span><text:span text:style-name="T120"> = 1 &lt;&lt; 100</text:span><text:span text:style-name="T120"><text:tab/></text:span><text:span text:style-name="T120"><text:tab/></text:span><text:span text:style-name="T120"><text:tab/></text:span><text:span text:style-name="T120">// binary 1 with 100 zeros</text:span></text:p>
            <text:p text:style-name="P13"><text:span text:style-name="T120"><text:tab/></text:span><text:span text:style-name="T120">const i </text:span><text:span text:style-name="T163">int32</text:span><text:span text:style-name="T120"> = -273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целое</text:span></text:p>
            <text:p text:style-name="P13"><text:span text:style-name="T120"><text:tab/></text:span><text:span text:style-name="T120">const Go </text:span><text:span text:style-name="T163">rune</text:span><text:span text:style-name="T120"> = '</text:span><text:span text:style-name="T120">碁</text:span><text:span text:style-name="T120">'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символ</text:span></text:p>
            <text:p text:style-name="P13"><text:span text:style-name="T120"><text:tab/></text:span><text:span text:style-name="T120">const language</text:span><text:span text:style-name="T163"> string</text:span><text:span text:style-name="T120"> = </text:span><text:span text:style-name="T187">"Go"</text:span><text:span text:style-name="T187"><text:tab/></text:span><text:span text:style-name="T187"><text:tab/></text:span><text:span text:style-name="T187"><text:tab/></text:span><text:span text:style-name="T187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8">// объявление новой переменной: всегда есть начальное значение (zero value)</text:span></text:p>
            <text:p text:style-name="P13"><text:span text:style-name="T188">// </text:span><text:span text:style-name="T189">var</text:span><text:span text:style-name="T188"> </text:span><text:span text:style-name="T190">variable</text:span><text:span text:style-name="T188"> </text:span><text:span text:style-name="T191">Type</text:span></text:p>
            <text:p text:style-name="P13"><text:span text:style-name="T188"><text:tab/></text:span><text:span text:style-name="T188">var j <text:s text:c="6"/>int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var G, o <text:s text:c="2"/>rune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var s <text:s text:c="5"/>string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var (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f <text:s text:c="5"/>float64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i := 0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2">значения</text:span></text:p>
            <text:p text:style-name="P13"><text:span text:style-name="T192"><text:tab/></text:span><text:span text:style-name="T192">t, f := true, false</text:span><text:span text:style-name="T192"><text:tab/></text:span><text:span text:style-name="T192">// параллельное присваивание</text:span></text:p>
            <text:p text:style-name="P13"><text:span text:style-name="T192"/></text:p>
            <text:p text:style-name="P13"><text:span text:style-name="T192">// присваивание значения уже объявленной переменной</text:span></text:p>
            <text:p text:style-name="P13"><text:span text:style-name="T188"><text:tab/></text:span><text:span text:style-name="T188">s = </text:span><text:span text:style-name="T192">""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  <text:p text:style-name="P13"><text:span text:style-name="T1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6">package packgeName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ена с Заглавной буквы экспортируются вовне</text:span></text:p>
            <text:p text:style-name="P13"><text:span text:style-name="T106">const (</text:span></text:p>
            <text:p text:style-name="P13"><text:span text:style-name="T107"><text:tab/></text:span><text:span text:style-name="T106">packageConstant = 1</text:span><text:span text:style-name="T106"><text:tab/></text:span><text:span text:style-name="T106"><text:tab/></text:span><text:span text:style-name="T106"><text:tab/></text:span><text:span text:style-name="T106">// видна во всех файлах этого пакета</text:span></text:p>
            <text:p text:style-name="P13"><text:span text:style-name="T107"><text:tab/></text:span><text:span text:style-name="T107">GlobalConstant = 2</text:span><text:span text:style-name="T107"><text:tab/></text:span><text:span text:style-name="T107"><text:tab/></text:span><text:span text:style-name="T107"><text:tab/></text:span><text:span text:style-name="T107">// видна вне этого пакета: packgeName.packageConstant</text:span></text:p>
            <text:p text:style-name="P13"><text:span text:style-name="T107"><text:tab/></text:span><text:span text:style-name="T107">GLOBAL_CONSTANT = 3</text:span><text:span text:style-name="T107"><text:tab/></text:span><text:span text:style-name="T107"><text:tab/></text:span><text:span text:style-name="T107"><text:tab/></text:span><text:span text:style-name="T107">// видна вне этого пакета: packgeName.GLOBAL_CONSTANT</text:span></text:p>
            <text:p text:style-name="P13"><text:span text:style-name="T106">)</text:span></text:p>
            <text:p text:style-name="P13"><text:span text:style-name="T106">type (</text:span></text:p>
            <text:p text:style-name="P13"><text:span text:style-name="T106"><text:tab/></text:span><text:span text:style-name="T106">packageType map[string]int</text:span></text:p>
            <text:p text:style-name="P13"><text:span text:style-name="T107"><text:tab/></text:span><text:span text:style-name="T107">GlobalType struct { localField int; GlobalField string }</text:span><text:span text:style-name="T107"><text:tab/></text:span><text:span text:style-name="T107">// packgeName.</text:span><text:span text:style-name="T106">GlobalType</text:span></text:p>
            <text:p text:style-name="P13"><text:span text:style-name="T106">)</text:span></text:p>
            <text:p text:style-name="P13"><text:span text:style-name="T106">var (</text:span></text:p>
            <text:p text:style-name="P13"><text:span text:style-name="T106"><text:tab/></text:span><text:span text:style-name="T106">packageVariable int = 4</text:span></text:p>
            <text:p text:style-name="P13"><text:span text:style-name="T106"><text:tab/></text:span><text:span text:style-name="T106">GlobalVariable int = 5</text:span></text:p>
            <text:p text:style-name="P13"><text:span text:style-name="T106">)</text:span></text:p>
            <text:p text:style-name="P13"><text:span text:style-name="T106">func packageFunction(functionParameter int) (functionResult int) {</text:span></text:p>
            <text:p text:style-name="P13"><text:span text:style-name="T106"><text:tab/></text:span><text:span text:style-name="T106">functionVariable := 6</text:span><text:span text:style-name="T106"><text:tab/></text:span><text:span text:style-name="T106"><text:tab/></text:span><text:span text:style-name="T106"><text:tab/></text:span><text:span text:style-name="T106"><text:tab/></text:span><text:span text:style-name="T106">// видна только внутри функции</text:span></text:p>
            <text:p text:style-name="P13"><text:span text:style-name="T106"><text:tab/></text:span><text:span text:style-name="T106">functionResult = functionParameter+functionVariable + packageVariable+GlobalVariable</text:span></text:p>
            <text:p text:style-name="P13"><text:span text:style-name="T107"><text:tab/></text:span><text:span text:style-name="T107">retur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вернёт </text:span><text:span text:style-name="T106">functionResult</text:span></text:p>
            <text:p text:style-name="P13"><text:span text:style-name="T106">}</text:span></text:p>
            <text:p text:style-name="P13"><text:span text:style-name="T107">func GlobalFunction(i int, s string) GlobalType {// packgeName.GlobalFunction(2009,"Go")</text:span></text:p>
            <text:p text:style-name="P13"><text:span text:style-name="T106"><text:tab/></text:span><text:span text:style-name="T106">return GlobalType{localField: i, GlobalField: s}</text:span></text:p>
            <text:p text:style-name="P13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4">struct</text:span><text:span text:style-name="T192"> // структура: набор разнотипных полей</text:span></text:p>
            <text:p text:style-name="P13"><text:span text:style-name="T192"/></text:p>
            <text:p text:style-name="P13"><text:span text:style-name="T188">type </text:span><text:span text:style-name="T190">Structure1</text:span><text:span text:style-name="T188"> </text:span><text:span text:style-name="T189">struct</text:span><text:span text:style-name="T195"> </text:span><text:span text:style-name="T196">{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ие типа</text:span></text:p>
            <text:p text:style-name="P13"><text:span text:style-name="T195"><text:tab/></text:span><text:span text:style-name="T197">field1</text:span><text:span text:style-name="T195"> </text:span><text:span text:style-name="T197">Type1</text:span></text:p>
            <text:p text:style-name="P13"><text:span text:style-name="T195"><text:tab/></text:span><text:span text:style-name="T197">field2, field3</text:span><text:span text:style-name="T195"> </text:span><text:span text:style-name="T197">Type2</text:span></text:p>
            <text:p text:style-name="P13"><text:span text:style-name="T196">}</text:span></text:p>
            <text:p text:style-name="P13"><text:span text:style-name="T192"/></text:p>
            <text:p text:style-name="P13"><text:span text:style-name="T198">s := </text:span><text:span text:style-name="T190">Structure1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5">// объявление переменной и</text:span></text:p>
            <text:p text:style-name="P13"><text:span text:style-name="T192"><text:tab/></text:span><text:span text:style-name="T197">field1:</text:span><text:span text:style-name="T192"> </text:span><text:span text:style-name="T197">initial_value1_of_Type1,</text:span><text:span text:style-name="T197"><text:tab/></text:span><text:span text:style-name="T195">// инициализация полей значениями</text:span></text:p>
            <text:p text:style-name="P13"><text:span text:style-name="T198"><text:tab/></text:span><text:span text:style-name="T190">field2:</text:span><text:span text:style-name="T197"> initial_value2_of_Type2,</text:span><text:span text:style-name="T195"><text:tab/></text:span><text:span text:style-name="T195">// по именам (не всех) полей</text:span></text:p>
            <text:p text:style-name="P13"><text:span text:style-name="T194">}</text:span></text:p>
            <text:p text:style-name="P13"><text:span text:style-name="T192"/></text:p>
            <text:p text:style-name="P13"><text:span text:style-name="T192">var s2 </text:span><text:span text:style-name="T197">Structure1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5">// объявление переменной</text:span></text:p>
            <text:p text:style-name="P13"><text:span text:style-name="T192">s2 = s1</text:span></text:p>
            <text:p text:style-name="P13"><text:span text:style-name="T192"/></text:p>
            <text:p text:style-name="P13"><text:span text:style-name="T188">// объявление переменной и </text:span><text:span text:style-name="T195">инициализация полей значениями по порядку </text:span></text:p>
            <text:p text:style-name="P13"><text:span text:style-name="T192">s3 := </text:span><text:span text:style-name="T197">Structure1</text:span><text:span text:style-name="T192">{s2.field1, s2.field2, s2.field3} // следования полей</text:span></text:p>
            <text:p text:style-name="P13"><text:span text:style-name="T192"/></text:p>
            <text:p text:style-name="P13"><text:span text:style-name="T192">var s4 </text:span><text:span text:style-name="T197">Structure1</text:span><text:span text:style-name="T192"> = </text:span><text:span text:style-name="T197">Structure1</text:span><text:span text:style-name="T192">{}</text:span><text:span text:style-name="T192"><text:tab/></text:span><text:span text:style-name="T192"><text:tab/></text:span><text:span text:style-name="T19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9">pointer</text:span><text:span text:style-name="T188"> ~ указатель: </text:span></text:p>
            <text:p text:style-name="P13"><text:span text:style-name="T188"><text:tab/></text:span><text:span text:style-name="T188">p := *</text:span><text:span text:style-name="T190">Type </text:span></text:p>
            <text:p text:style-name="P13"><text:span text:style-name="T192"><text:tab/></text:span><text:span text:style-name="T192">p = &amp;v</text:span><text:span text:style-name="T192"><text:tab/></text:span><text:span text:style-name="T192"><text:tab/></text:span><text:span text:style-name="T192">// value of </text:span><text:span text:style-name="T197">Type</text:span></text:p>
            <text:p text:style-name="P13"><text:span text:style-name="T188"/></text:p>
            <text:p text:style-name="P13"><text:span text:style-name="T189"/></text:p>
            <text:p text:style-name="P13"><text:span text:style-name="T189">slice</text:span><text:span text:style-name="T188"> ~ динамический массив может изменять свой размер: </text:span></text:p>
            <text:p text:style-name="P13"><text:span text:style-name="T188"><text:tab/></text:span><text:span text:style-name="T188">s := []</text:span><text:span text:style-name="T190">Type</text:span></text:p>
            <text:p text:style-name="P13"><text:span text:style-name="T188"/></text:p>
            <text:p text:style-name="P13"><text:span text:style-name="T188"/></text:p>
            <text:p text:style-name="P13"><text:span text:style-name="T189">map</text:span><text:span text:style-name="T192"> ~ хэш | ассоциативный массив | словарь: </text:span></text:p>
            <text:p text:style-name="P13"><text:span text:style-name="T192"><text:tab/></text:span><text:span text:style-name="T192">m := </text:span><text:span text:style-name="T194">map</text:span><text:span text:style-name="T192">[</text:span><text:span text:style-name="T197">KeyType</text:span><text:span text:style-name="T192">]</text:span><text:span text:style-name="T197">ValueType</text:span><text:span text:style-name="T192">{ </text:span><text:span text:style-name="T197">key</text:span><text:span text:style-name="T192">: </text:span><text:span text:style-name="T197">value</text:span><text:span text:style-name="T192"> }</text:span></text:p>
            <text:p text:style-name="P13"><text:span text:style-name="T192"/></text:p>
            <text:p text:style-name="P13"><text:span text:style-name="T188"/></text:p>
            <text:p text:style-name="P13"><text:span text:style-name="T189">function</text:span><text:span text:style-name="T192"> ~ функция: </text:span></text:p>
            <text:p text:style-name="P13"><text:span text:style-name="T188"><text:tab/></text:span><text:span text:style-name="T189">func</text:span><text:span text:style-name="T188"> </text:span><text:span text:style-name="T190">f</text:span><text:span text:style-name="T188">(</text:span><text:span text:style-name="T190">parameter Type</text:span><text:span text:style-name="T188">) </text:span><text:span text:style-name="T190">returnValueType</text:span><text:span text:style-name="T188"> { /* код */</text:span><text:span text:style-name="T192"> } </text:span></text:p>
            <text:p text:style-name="P13"><text:span text:style-name="T188"/></text:p>
            <text:p text:style-name="P13"><text:span text:style-name="T188"/></text:p>
            <text:p text:style-name="P13"><text:span text:style-name="T194">channel</text:span><text:span text:style-name="T192"> ~ канал: </text:span></text:p>
            <text:p text:style-name="P13"><text:span text:style-name="T198"><text:tab/></text:span><text:span text:style-name="T190">ch</text:span><text:span text:style-name="T188"> </text:span><text:span text:style-name="T196">chan</text:span><text:span text:style-name="T197"> Type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9">[</text:span><text:span text:style-name="T191">размер</text:span><text:span text:style-name="T189">]</text:span><text:span text:style-name="T191">Type</text:span><text:span text:style-name="T188"> // массив (</text:span><text:span text:style-name="T189">array</text:span><text:span text:style-name="T188">) </text:span><text:span text:style-name="T192">определённой длины:</text:span></text:p>
            <text:p text:style-name="P13"><text:span text:style-name="T192"><text:tab/></text:span><text:span text:style-name="T192">var punchCard [80]rune // 80 * 0</text:span></text:p>
            <text:p text:style-name="P13"><text:span text:style-name="T192"><text:tab/></text:span><text:span text:style-name="T188">localhost := [4]int {127, 0, 0, 1}</text:span></text:p>
            <text:p text:style-name="P13"><text:span text:style-name="T188"><text:tab/></text:span><text:span text:style-name="T188">gender <text:s text:c="3"/>:= [2]string { 0:"Female", 1:"Male" }</text:span></text:p>
            <text:p text:style-name="P13"><text:span text:style-name="T188"><text:tab/></text:span><text:span text:style-name="T188">location := [...]float32 { 56.05, 63.38 }</text:span></text:p>
            <text:p text:style-name="P13"><text:span text:style-name="T189"/></text:p>
            <text:p text:style-name="P13"><text:span text:style-name="T189">[]</text:span><text:span text:style-name="T191">Type</text:span><text:span text:style-name="T190"> //</text:span><text:span text:style-name="T188"> срез (</text:span><text:span text:style-name="T189">slice</text:span><text:span text:style-name="T188">) — динамический массив:</text:span></text:p>
            <text:p text:style-name="P13"><text:span text:style-name="T188"><text:tab/></text:span><text:span text:style-name="T188">primes := []int{2, 3, 5, 7, 11, 13, 17, 19, 23}</text:span></text:p>
            <text:p text:style-name="P13"><text:span text:style-name="T188"><text:tab/></text:span><text:span text:style-name="T188">messages := make([]string, 0, 1024)</text:span></text:p>
            <text:p text:style-name="P13"><text:span text:style-name="T188"><text:tab/></text:span><text:span text:style-name="T188">messages = append(messages, "OK")</text:span></text:p>
            <text:p text:style-name="P13"><text:span text:style-name="T189"/></text:p>
            <text:p text:style-name="P13"><text:span text:style-name="T189">map[</text:span><text:span text:style-name="T191">KeyType</text:span><text:span text:style-name="T189">]</text:span><text:span text:style-name="T191">ValueType</text:span><text:span text:style-name="T190"> // </text:span><text:span text:style-name="T189">map</text:span><text:span text:style-name="T188"> = </text:span><text:span text:style-name="T192">хэш = ассоциативный массив = словарь:</text:span></text:p>
            <text:p text:style-name="P13"><text:span text:style-name="T192"><text:tab/></text:span><text:span text:style-name="T188">languages := map[string]int { "Go": 2007 }</text:span></text:p>
            <text:p text:style-name="P13"><text:span text:style-name="T188"><text:tab/></text:span><text:span text:style-name="T188">languages["Kotlin"] = 2011</text:span></text:p>
            <text:p text:style-name="P13"><text:span text:style-name="T188"/></text:p>
            <text:p text:style-name="P13"><text:span text:style-name="T188"><text:tab/></text:span><text:span text:style-name="T188">type Coordinates map[[2]float32]string</text:span></text:p>
            <text:p text:style-name="P13"><text:span text:style-name="T188"><text:tab/></text:span><text:span text:style-name="T188">shadrinsk := make(Coordinates)</text:span></text:p>
            <text:p text:style-name="P13"><text:span text:style-name="T188"><text:tab/></text:span><text:span text:style-name="T188">shadrinsk[location] = "Шадринск"</text:span></text:p>
            <text:p text:style-name="P13"><text:span text:style-name="T188"><text:tab/></text:span><text:span text:style-name="T188">norwalk := map[[2]float32]string {[2]float32{41.05,73.25}:"Norwalk"}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7">// функция без возвращаемого значения = процедура</text:span></text:p>
            <text:p text:style-name="P13"><text:span text:style-name="T199">func </text:span><text:span text:style-name="T200">f1</text:span><text:span text:style-name="T199">(</text:span><text:span text:style-name="T200">param1 </text:span><text:span text:style-name="T109">Type1</text:span><text:span text:style-name="T199">) { </text:span><text:span text:style-name="T200">/* ... */ </text:span><text:span text:style-name="T201">}</text:span><text:span text:style-name="T106"> // no return value</text:span></text:p>
            <text:p text:style-name="P13"><text:span text:style-name="T109"><text:tab/></text:span><text:span text:style-name="T109">f1</text:span><text:span text:style-name="T202">(</text:span><text:span text:style-name="T203">arg1</text:span><text:span text:style-name="T202">)</text:span></text:p>
            <text:p text:style-name="P13"><text:span text:style-name="T106"/></text:p>
            <text:p text:style-name="P13"><text:span text:style-name="T107">// функция с одним возвращаемым значением</text:span></text:p>
            <text:p text:style-name="P13"><text:span text:style-name="T201">func </text:span><text:span text:style-name="T204">f2</text:span><text:span text:style-name="T201">(</text:span><text:span text:style-name="T204">p1, p2 </text:span><text:span text:style-name="T203">Type1</text:span><text:span text:style-name="T204">, p3 </text:span><text:span text:style-name="T203">Type3</text:span><text:span text:style-name="T201">) </text:span><text:span text:style-name="T203">ReturnType1</text:span><text:span text:style-name="T201"> {</text:span><text:span text:style-name="T202"> </text:span><text:span text:style-name="T107">/* ...</text:span><text:span text:style-name="T202"> */ return res </text:span><text:span text:style-name="T201">}</text:span></text:p>
            <text:p text:style-name="P13"><text:span text:style-name="T109"><text:tab/></text:span><text:span text:style-name="T109">result</text:span><text:span text:style-name="T107"> = </text:span><text:span text:style-name="T203">f2</text:span><text:span text:style-name="T202">(</text:span><text:span text:style-name="T203">a1, a2, a3</text:span><text:span text:style-name="T202">)</text:span><text:span text:style-name="T106"> </text:span></text:p>
            <text:p text:style-name="P13"><text:span text:style-name="T107"/></text:p>
            <text:p text:style-name="P13"><text:span text:style-name="T107">// функция с одним именованным возвращаемым значением</text:span></text:p>
            <text:p text:style-name="P13"><text:span text:style-name="T199">func </text:span><text:span text:style-name="T200">f3</text:span><text:span text:style-name="T199">(</text:span><text:span text:style-name="T200">p1, p2, p3 </text:span><text:span text:style-name="T109">T3</text:span><text:span text:style-name="T199">) </text:span><text:span text:style-name="T200"><text:s/></text:span><text:span text:style-name="T199">(</text:span><text:span text:style-name="T200">returnValue1 </text:span><text:span text:style-name="T109">RT1</text:span><text:span text:style-name="T199">) {</text:span><text:span text:style-name="T107"> /* ... */ return </text:span><text:span text:style-name="T199">}</text:span></text:p>
            <text:p text:style-name="P13"><text:span text:style-name="T109"><text:tab/></text:span><text:span text:style-name="T109">result</text:span><text:span text:style-name="T107"> = </text:span><text:span text:style-name="T109">f3</text:span><text:span text:style-name="T107">(</text:span><text:span text:style-name="T109">a1, a2, a3</text:span><text:span text:style-name="T107">) </text:span></text:p>
            <text:p text:style-name="P13"><text:span text:style-name="T107"/></text:p>
            <text:p text:style-name="P13"><text:span text:style-name="T107">// функция с несколькими возвращаемыми значениями: возможно, именованными</text:span></text:p>
            <text:p text:style-name="P13"><text:span text:style-name="T205">func </text:span><text:span text:style-name="T200">f4</text:span><text:span text:style-name="T199">(</text:span><text:span text:style-name="T200">p1 </text:span><text:span text:style-name="T109">T1</text:span><text:span text:style-name="T200">, p2 </text:span><text:span text:style-name="T109">T2</text:span><text:span text:style-name="T199">)</text:span><text:span text:style-name="T200"> </text:span><text:span text:style-name="T199">(</text:span><text:span text:style-name="T200">rV1 </text:span><text:span text:style-name="T109">RT1</text:span><text:span text:style-name="T200">, rV2 </text:span><text:span text:style-name="T109">RT2</text:span><text:span text:style-name="T199">) {</text:span></text:p>
            <text:p text:style-name="P13"><text:span text:style-name="T109"><text:tab/></text:span><text:span text:style-name="T109">/* ... */ </text:span><text:span text:style-name="T107">return res1, res2</text:span></text:p>
            <text:p text:style-name="P13"><text:span text:style-name="T201">}</text:span></text:p>
            <text:p text:style-name="P13"><text:span text:style-name="T109"><text:tab/></text:span><text:span text:style-name="T109">result1, result2</text:span><text:span text:style-name="T107"> = </text:span><text:span text:style-name="T203">f4</text:span><text:span text:style-name="T202">(</text:span><text:span text:style-name="T203">a1, a2</text:span><text:span text:style-name="T202">)</text:span><text:span text:style-name="T106"> </text:span></text:p>
            <text:p text:style-name="P13"><text:span text:style-name="T106"/></text:p>
            <text:p text:style-name="P13"><text:span text:style-name="T107">// функция с переменным списком параметров</text:span></text:p>
            <text:p text:style-name="P13"><text:span text:style-name="T199">func </text:span><text:span text:style-name="T200">f5</text:span><text:span text:style-name="T199">(</text:span><text:span text:style-name="T200">p ...T</text:span><text:span text:style-name="T199">)</text:span><text:span text:style-name="T200"> </text:span><text:span text:style-name="T109">ReturnType</text:span><text:span text:style-name="T199"> { </text:span><text:span text:style-name="T200">/* ... */ </text:span><text:span text:style-name="T201">}</text:span><text:span text:style-name="T106"> // variadic function</text:span></text:p>
            <text:p text:style-name="P13"><text:span text:style-name="T107"><text:tab/></text:span><text:span text:style-name="T109">arguments</text:span><text:span text:style-name="T107"> := </text:span><text:span text:style-name="T203">[]siceOfValues{v1, v2, v3, v4, v5}</text:span></text:p>
            <text:p text:style-name="P13"><text:span text:style-name="T109"><text:tab/></text:span><text:span text:style-name="T109">result</text:span><text:span text:style-name="T107"> = </text:span><text:span text:style-name="T109">f5</text:span><text:span text:style-name="T107">(</text:span><text:span text:style-name="T109">arguments...</text:span><text:span text:style-name="T20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8">// Главная функция в пакете, с которой начинается выполнение программы.</text:span></text:p>
            <text:p text:style-name="P13"><text:span text:style-name="T188">packge main</text:span></text:p>
            <text:p text:style-name="P13"><text:span text:style-name="T189">func </text:span><text:span text:style-name="T191">main</text:span><text:span text:style-name="T189">() {</text:span></text:p>
            <text:p text:style-name="P13"><text:span text:style-name="T188"><text:s text:c="3"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5">Предопределённые функции: </text:span></text:p>
            <text:p text:style-name="P13"><text:span text:style-name="T88"><text:tab/></text:span><text:span text:style-name="T206">append</text:span><text:span text:style-name="T88"><text:tab/></text:span><text:span text:style-name="T85">— добавить к коллекции (slice, map)</text:span></text:p>
            <text:p text:style-name="P13"><text:span text:style-name="T82"><text:tab/></text:span><text:span text:style-name="T207">cap</text:span><text:span text:style-name="T82"><text:tab/></text:span><text:span text:style-name="T82"><text:tab/></text:span><text:span text:style-name="T85">— ёмкость коллекции (максимальное количество элементов)</text:span></text:p>
            <text:p text:style-name="P13"><text:span text:style-name="T82"><text:tab/></text:span><text:span text:style-name="T207">close</text:span><text:span text:style-name="T82"><text:tab/></text:span><text:span text:style-name="T85">— закрыть (поток, канал)</text:span></text:p>
            <text:p text:style-name="P13"><text:span text:style-name="T82"><text:tab/></text:span><text:span text:style-name="T208">complex</text:span><text:span text:style-name="T85">— комплексное число: </text:span><text:span text:style-name="T209">complex(10, 11) == 10 + 11i</text:span></text:p>
            <text:p text:style-name="P13"><text:span text:style-name="T82"><text:tab/></text:span><text:span text:style-name="T207">copy</text:span><text:span text:style-name="T82"><text:tab/></text:span><text:span text:style-name="T85">— скопировать коллекцию</text:span></text:p>
            <text:p text:style-name="P13"><text:span text:style-name="T82"><text:tab/></text:span><text:span text:style-name="T207">delete</text:span><text:span text:style-name="T82"><text:tab/></text:span><text:span text:style-name="T85">— удалить элемент из map по ключу </text:span></text:p>
            <text:p text:style-name="P13"><text:span text:style-name="T82"><text:tab/></text:span><text:span text:style-name="T208">imag</text:span><text:span text:style-name="T82"><text:tab/></text:span><text:span text:style-name="T85">— мнимая часть комплексного числа</text:span></text:p>
            <text:p text:style-name="P13"><text:span text:style-name="T82"><text:tab/></text:span><text:span text:style-name="T207">len</text:span><text:span text:style-name="T82"><text:tab/></text:span><text:span text:style-name="T82"><text:tab/></text:span><text:span text:style-name="T85">— размер (текущее количество элементов в коллекции или строке)</text:span></text:p>
            <text:p text:style-name="P13"><text:span text:style-name="T81"><text:tab/></text:span><text:span text:style-name="T207">make</text:span><text:span text:style-name="T82"><text:tab/></text:span><text:span text:style-name="T81">— выделить память и</text:span><text:span text:style-name="T85"> инициализировать переменную типа**</text:span></text:p>
            <text:p text:style-name="P13"><text:span text:style-name="T82"><text:tab/></text:span><text:span text:style-name="T207">new</text:span><text:span text:style-name="T82"><text:tab/></text:span><text:span text:style-name="T82"><text:tab/></text:span><text:span text:style-name="T81">— </text:span><text:span text:style-name="T85">выделить память под переменную типа* с нулевым значением</text:span></text:p>
            <text:p text:style-name="P13"><text:span text:style-name="T82"><text:tab/></text:span><text:span text:style-name="T207">panic</text:span><text:span text:style-name="T82"><text:tab/></text:span><text:span text:style-name="T85">— аварийно останавливает обычный поток управления в программе</text:span></text:p>
            <text:p text:style-name="P13"><text:span text:style-name="T82"><text:tab/></text:span><text:span text:style-name="T208">real</text:span><text:span text:style-name="T82"><text:tab/></text:span><text:span text:style-name="T81">— действительная</text:span><text:span text:style-name="T85"> часть комплексного числа</text:span></text:p>
            <text:p text:style-name="P13"><text:span text:style-name="T82"><text:tab/></text:span><text:span text:style-name="T207">recover</text:span><text:span text:style-name="T81">— восстанавливает управление после </text:span><text:span text:style-name="T207">panic</text:span><text:span text:style-name="T81"> (обычно в </text:span><text:span text:style-name="T207">defer</text:span><text:span text:style-name="T81">-функции)</text:span></text:p>
            <text:p text:style-name="P13"><text:span text:style-name="T85"/></text:p>
            <text:p text:style-name="P13"><text:span text:style-name="T210">* struct, array или основные типы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10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1">К любому типу данных можно присоединить поведение с</text:span><text:span text:style-name="T85"> помощью методов:</text:span></text:p>
            <text:p text:style-name="P13"><text:span text:style-name="T209">func </text:span><text:span text:style-name="T206">(</text:span><text:span text:style-name="T211">object</text:span><text:span text:style-name="T206"> </text:span><text:span text:style-name="T211">Type</text:span><text:span text:style-name="T206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92"/></text:p>
            <text:p text:style-name="P13"><text:span text:style-name="T114"><text:tab/></text:span><text:span text:style-name="T114">type </text:span><text:span text:style-name="T213">Temperature</text:span><text:span text:style-name="T114"> float32</text:span></text:p>
            <text:p text:style-name="P13"><text:span text:style-name="T114"><text:tab/></text:span><text:span text:style-name="T114">func (t </text:span><text:span text:style-name="T213">Temperature</text:span><text:span text:style-name="T114">) Celsius() </text:span><text:span text:style-name="T213">Temperature</text:span><text:span text:style-name="T114"> { return (t-32.0)*(5.0/9.0) }</text:span></text:p>
            <text:p text:style-name="P13"><text:span text:style-name="T114"><text:tab/></text:span><text:span text:style-name="T114">var f Temperature = 37.0</text:span></text:p>
            <text:p text:style-name="P13"><text:span text:style-name="T114"><text:tab/></text:span><text:span text:style-name="T114">c := f.Celsius() // 2.777778 </text:span></text:p>
            <text:p text:style-name="P13"><text:span text:style-name="T114"/></text:p>
            <text:p text:style-name="P13"><text:span text:style-name="T114"><text:tab/></text:span><text:span text:style-name="T114">type </text:span><text:span text:style-name="T116">Album</text:span><text:span text:style-name="T114"> struct { name, artist string; year, length int }</text:span></text:p>
            <text:p text:style-name="P13"><text:span text:style-name="T120"><text:tab/></text:span><text:span text:style-name="T120">a := </text:span><text:span text:style-name="T161">Album</text:span><text:span text:style-name="T120">{"Pink Floyd", "Dark Side of the Moon</text:span><text:span text:style-name="T114">", 1973, 44}</text:span></text:p>
            <text:p text:style-name="P13"><text:span text:style-name="T114"><text:tab/></text:span><text:span text:style-name="T114">type </text:span><text:span text:style-name="T213">TapeRecorder</text:span><text:span text:style-name="T114"> struct {</text:span></text:p>
            <text:p text:style-name="P13"><text:span text:style-name="T114"><text:tab/></text:span><text:span text:style-name="T114"><text:tab/></text:span><text:span text:style-name="T114">// ...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func (r </text:span><text:span text:style-name="T213">TapeRecorder</text:span><text:span text:style-name="T114">) play(a Album) {</text:span></text:p>
            <text:p text:style-name="P13"><text:span text:style-name="T114"><text:tab/></text:span><text:span text:style-name="T114"><text:tab/></text:span><text:span text:style-name="T114">fmt.Printf("Playing album '%s' by '%s' for %d minutes...\n",</text:span></text:p>
            <text:p text:style-name="P13"><text:span text:style-name="T114"><text:tab/></text:span><text:span text:style-name="T114"><text:tab/></text:span><text:span text:style-name="T114">a.name, a.artist, a.length)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recorder := </text:span><text:span text:style-name="T213">TapeRecorder</text:span><text:span text:style-name="T114">{/* начальные значения */}</text:span></text:p>
            <text:p text:style-name="P13"><text:span text:style-name="T114"><text:tab/></text:span><text:span text:style-name="T114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20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20">type </text:span><text:span text:style-name="T161">User</text:span><text:span text:style-name="T120"> struct {</text:span></text:p>
            <text:p text:style-name="P13"><text:span text:style-name="T120"><text:tab/></text:span><text:span text:style-name="T120">login string</text:span></text:p>
            <text:p text:style-name="P13"><text:span text:style-name="T120"><text:tab/></text:span><text:span text:style-name="T120">email string</text:span></text:p>
            <text:p text:style-name="P13"><text:span text:style-name="T120">}</text:span></text:p>
            <text:p text:style-name="P13"><text:span text:style-name="T120">// К такому типу можно присоединить поведение с</text:span><text:span text:style-name="T114"> помощью методов:</text:span></text:p>
            <text:p text:style-name="P13"><text:span text:style-name="T114">func (u </text:span><text:span text:style-name="T116">User</text:span><text:span text:style-name="T114">) Login() string { return u.login }</text:span></text:p>
            <text:p text:style-name="P13"><text:span text:style-name="T114">func (u </text:span><text:span text:style-name="T116">User</text:span><text:span text:style-name="T114">) Email() string { return u.email }</text:span></text:p>
            <text:p text:style-name="P13"><text:span text:style-name="T114">func (u *User) SetEmail(mailbox string ) { u.email = mailbox }</text:span></text:p>
            <text:p text:style-name="P13"><text:span text:style-name="T114"><text:tab/></text:span><text:span text:style-name="T114">// Это не конструктор, а просто обычная функция,которую назвали New</text:span></text:p>
            <text:p text:style-name="P13"><text:span text:style-name="T114">func New(l, e string) (u User) { u = User{login: l, email: e}; return u }</text:span></text:p>
            <text:p text:style-name="P13"><text:span text:style-name="T114">//////////////////////////////////////////////////////////////////////////////////</text:span></text:p>
            <text:p text:style-name="P13"><text:span text:style-name="T115"/></text:p>
            <text:p text:style-name="P13"><text:span text:style-name="T115">package main</text:span></text:p>
            <text:p text:style-name="P13"><text:span text:style-name="T120">import </text:span><text:span text:style-name="T114">"github.com/mike-shock/go/sample/oop/</text:span><text:span text:style-name="T115">user</text:span><text:span text:style-name="T114">"</text:span></text:p>
            <text:p text:style-name="P13"><text:span text:style-name="T114">func main() {</text:span></text:p>
            <text:p text:style-name="P13"><text:span text:style-name="T114"><text:tab/></text:span><text:span text:style-name="T114">mike := </text:span><text:span text:style-name="T115">user</text:span><text:span text:style-name="T114">.New("mshock", "mshock@caiman-club.org")</text:span></text:p>
            <text:p text:style-name="P13"><text:span text:style-name="T114"><text:tab/></text:span><text:span text:style-name="T114">mike.SetEmail("librarian@caiman-club.org")</text:span></text:p>
            <text:p text:style-name="P13"><text:span text:style-name="T114"><text:tab/></text:span><text:span text:style-name="T114">fmt.Printf("'%v' '%v'\n", mike.Login(), mike.Email())</text:span></text:p>
            <text:p text:style-name="P13"><text:span text:style-name="T114">}</text:span><text:span text:style-name="T11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4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34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34">package main</text:span></text:p>
            <text:p text:style-name="P13"><text:span text:style-name="T214"/></text:p>
            <text:p text:style-name="P13"><text:span text:style-name="T135">func main() {</text:span></text:p>
            <text:p text:style-name="P13"><text:span text:style-name="T135"><text:tab/></text:span><text:span text:style-name="T135">vlad := user.New("pirogov", "chairman@caiman-club.org")</text:span></text:p>
            <text:p text:style-name="P13"><text:span text:style-name="T135"/></text:p>
            <text:p text:style-name="P13"><text:span text:style-name="T214"><text:tab/></text:span><text:span text:style-name="T214">fmt.Printf("'%v' '%v' </text:span><text:span text:style-name="T135">'%v'\n", vlad.Login(), vlad.Email(), vlad.</text:span><text:span text:style-name="T136">Role</text:span><text:span text:style-name="T135">())</text:span></text:p>
            <text:p text:style-name="P13"><text:span text:style-name="T135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, у которого может быть набор методов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0">Messenger</text:span><text:span text:style-name="T188"> interface{</text:span></text:p>
            <text:p text:style-name="P13"><text:span text:style-name="T188"><text:tab/></text:span><text:span text:style-name="T188"><text:tab/></text:span><text:span text:style-name="T191">Send</text:span><text:span text:style-name="T188">(message string) error</text:span></text:p>
            <text:p text:style-name="P13"><text:span text:style-name="T188"><text:tab/></text:span><text:span text:style-name="T188"><text:tab/></text:span><text:span text:style-name="T191">Receive</text:span><text:span text:style-name="T188">() string</text:span></text:p>
            <text:p text:style-name="P13"><text:span text:style-name="T188"><text:tab/></text:span><text:span text:style-name="T188">}</text:span></text:p>
            <text:p text:style-name="P13"><text:span text:style-name="T107"/></text:p>
            <text:p text:style-name="P13"><text:span text:style-name="T171">// объявление корректно: это переменные абстрактного типа,</text:span></text:p>
            <text:p text:style-name="P13"><text:span text:style-name="T171">// которым можно присваивать значения, соответствующие контракту (интерфейсу);</text:span></text:p>
            <text:p text:style-name="P13"><text:span text:style-name="T171">// но пока у них нет конкретного типа (реализации), а значение = nil</text:span></text:p>
            <text:p text:style-name="P13"><text:span text:style-name="T171"><text:tab/></text:span><text:span text:style-name="T171">var icq, skype, whatapp, viber, signal </text:span><text:span text:style-name="T175">Messenger</text:span><text:span text:style-name="T171"> <text:s/></text:span></text:p>
            <text:p text:style-name="P13"><text:span text:style-name="T171"/></text:p>
            <text:p text:style-name="P13"><text:span text:style-name="T171">// Конкретный тип будет </text:span><text:span text:style-name="T175">неявно</text:span><text:span text:style-name="T171"> соответствовать ранее описанному <text:s/>интерфейсу,</text:span></text:p>
            <text:p text:style-name="P13"><text:span text:style-name="T171">// если реализует все методы этого интерфейса</text:span></text:p>
            <text:p text:style-name="P13"><text:span text:style-name="T171"><text:tab/></text:span><text:span text:style-name="T171">type </text:span><text:span text:style-name="T175">Telegram</text:span><text:span text:style-name="T171"> struct { }</text:span><text:span text:style-name="T171"><text:tab/></text:span><text:span text:style-name="T171"><text:tab/></text:span><text:span text:style-name="T171"> 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7">Send</text:span><text:span text:style-name="T171">(m string) error { return nil }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7">Receive</text:span><text:span text:style-name="T171">() (m string) { return m }</text:span></text:p>
            <text:p text:style-name="P13"><text:span text:style-name="T171"/></text:p>
            <text:p text:style-name="P13"><text:span text:style-name="T171">// у абстрактного типа </text:span><text:span text:style-name="T175">динамически</text:span><text:span text:style-name="T171"> появляется конкретный тип (underlying type)</text:span></text:p>
            <text:p text:style-name="P13"><text:span text:style-name="T171">// и конкретное значение</text:span></text:p>
            <text:p text:style-name="P13"><text:span text:style-name="T171"><text:tab/></text:span><text:span text:style-name="T171">var telegram </text:span><text:span text:style-name="T175">Messenger</text:span><text:span text:style-name="T171"> = </text:span><text:span text:style-name="T175">Telegram</text:span><text:span text:style-name="T171">{}</text:span></text:p>
            <text:p text:style-name="P13"><text:span text:style-name="T171"><text:tab/></text:span><text:span text:style-name="T171">telegram.Send(</text:span><text:span text:style-name="T218">"Интерфейсы в Go"</text:span><text:span text:style-name="T171">)</text:span><text:span text:style-name="T171"><text:tab/></text:span><text:span text:style-name="T171"><text:tab/></text:span><text:span text:style-name="T171"><text:tab/></text:span><text:span text:style-name="T17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2" draw:text-style-name="P14" draw:layer="layout" svg:width="26.8cm" svg:height="13.587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20">File</text:span><text:span text:style-name="T163"> interface{ </text:span></text:p>
            <text:p text:style-name="P13"><text:span text:style-name="T120"><text:tab/></text:span><text:span text:style-name="T120"><text:tab/></text:span><text:span text:style-name="T161">Reader</text:span></text:p>
            <text:p text:style-name="P13"><text:span text:style-name="T120"><text:tab/></text:span><text:span text:style-name="T120"><text:tab/></text:span><text:span text:style-name="T120">Writer</text:span></text:p>
            <text:p text:style-name="P13"><text:span text:style-name="T120"><text:tab/></text:span><text:span text:style-name="T120"><text:tab/></text:span><text:span text:style-name="T120">Seeker</text:span></text:p>
            <text:p text:style-name="P13"><text:span text:style-name="T120"><text:tab/></text:span><text:span text:style-name="T120"><text:tab/></text:span><text:span text:style-name="T120">ReaderAt</text:span></text:p>
            <text:p text:style-name="P13"><text:span text:style-name="T120"><text:tab/></text:span><text:span text:style-name="T120"><text:tab/></text:span><text:span text:style-name="T120">WriterAt</text:span></text:p>
            <text:p text:style-name="P13"><text:span text:style-name="T120"><text:tab/></text:span><text:span text:style-name="T120"><text:tab/></text:span><text:span text:style-name="T120">Closer</text:span></text:p>
            <text:p text:style-name="P13"><text:span text:style-name="T163"><text:tab/></text:span><text:span text:style-name="T163">}</text:span></text:p>
            <text:p text:style-name="P13"><text:span text:style-name="T163"/></text:p>
            <text:p text:style-name="P13"><text:span text:style-name="T163"><text:tab/></text:span><text:span text:style-name="T120">type </text:span><text:span text:style-name="T161">Reader</text:span><text:span text:style-name="T120"> interface {</text:span></text:p>
            <text:p text:style-name="P13"><text:span text:style-name="T120"><text:s text:c="4"/></text:span><text:span text:style-name="T120"><text:tab/></text:span><text:span text:style-name="T120"><text:tab/></text:span><text:span text:style-name="T120">Read(b []byte) (n int, err error)</text:span></text:p>
            <text:p text:style-name="P13"><text:span text:style-name="T120"><text:tab/></text:span><text:span text:style-name="T120">}</text:span></text:p>
            <text:p text:style-name="P13"><text:span text:style-name="T188"/></text:p>
            <text:p text:style-name="P13"><text:span text:style-name="T120">// Конкретный тип может соответсвовать (implement) нескольким интерфейсам</text:span></text:p>
            <text:p text:style-name="P13"><text:span text:style-name="T107"><text:tab/></text:span><text:span text:style-name="T107">func (t </text:span><text:span text:style-name="T109">Telegram</text:span><text:span text:style-name="T107">) </text:span><text:span text:style-name="T200">Read</text:span><text:span text:style-name="T107">(b</text:span><text:span text:style-name="T120"> []byte) (int, error)</text:span><text:span text:style-name="T107"> { return 0, nil }</text:span></text:p>
            <text:p text:style-name="P13"><text:span text:style-name="T163"/></text:p>
            <text:p text:style-name="P13"><text:span text:style-name="T188">// </text:span><text:span text:style-name="T189">any == </text:span><text:span text:style-name="T188">пустой интерфейс</text:span></text:p>
            <text:p text:style-name="P13"><text:span text:style-name="T163"><text:tab/></text:span><text:span text:style-name="T163">type </text:span><text:span text:style-name="T161">AnyObjectSatisfyMe</text:span><text:span text:style-name="T163"> interface{}</text:span><text:span text:style-name="T120"> // ему соответствует любой объект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20"/></text:p>
            <text:p text:style-name="P13"><text:span text:style-name="T107">type </text:span><text:span text:style-name="T219">Flyer</text:span><text:span text:style-name="T107"> interface { </text:span><text:span text:style-name="T219">fly</text:span><text:span text:style-name="T220">()</text:span><text:span text:style-name="T107"> string }</text:span><text:span text:style-name="T107"><text:tab/></text:span><text:span text:style-name="T107"><text:tab/></text:span><text:span text:style-name="T107"><text:tab/></text:span><text:span text:style-name="T107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107"/></text:p>
            <text:p text:style-name="P13"><text:span text:style-name="T107">type </text:span><text:span text:style-name="T109">Bird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3"/>// пользовательский тип </text:span><text:span text:style-name="T109">Bird</text:span></text:p>
            <text:p text:style-name="P13"><text:span text:style-name="T107">func (b </text:span><text:span text:style-name="T109">Bird</text:span><text:span text:style-name="T107">)</text:span><text:span text:style-name="T219">fly</text:span><text:span text:style-name="T107">() string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оответствует интерфейсу </text:span><text:span text:style-name="T109">Flyer</text:span></text:p>
            <text:p text:style-name="P13"><text:span text:style-name="T107"><text:s text:c="4"/></text:span><text:span text:style-name="T107">return "flying..."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7">type </text:span><text:span text:style-name="T109">Swimmer</text:span><text:span text:style-name="T107"> interface { </text:span><text:span text:style-name="T109">swim</text:span><text:span text:style-name="T107">() string }</text:span><text:span text:style-name="T107"><text:tab/></text:span><text:span text:style-name="T107"> <text:s text:c="7"/>// 2-й интерфейс с методом</text:span></text:p>
            <text:p text:style-name="P13"><text:span text:style-name="T107"/></text:p>
            <text:p text:style-name="P13"><text:span text:style-name="T107">type </text:span><text:span text:style-name="T109">Penguin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ьзовательский тип </text:span><text:span text:style-name="T109">Penguin</text:span></text:p>
            <text:p text:style-name="P13"><text:span text:style-name="T107">func (f </text:span><text:span text:style-name="T109">Penguin</text:span><text:span text:style-name="T107">)</text:span><text:span text:style-name="T109">swim</text:span><text:span text:style-name="T107">() string { return "swimming..." } <text:s text:c="10"/>// соответствует сразу</text:span></text:p>
            <text:p text:style-name="P13"><text:span text:style-name="T107">func (b </text:span><text:span text:style-name="T109">Penguin</text:span><text:span text:style-name="T107">)</text:span><text:span text:style-name="T219">fly</text:span><text:span text:style-name="T220">()</text:span><text:span text:style-name="T107"> string { return "I can fly under water!" } // двум интерфейсам</text:span></text:p>
            <text:p text:style-name="P13"><text:span text:style-name="T107"/></text:p>
            <text:p text:style-name="P13"><text:span text:style-name="T107"><text:tab/></text:span><text:span text:style-name="T107">var s = </text:span><text:span text:style-name="T221">Bird</text:span><text:span text:style-name="T107">{"</text:span><text:span text:style-name="T222">Sparrow</text:span><text:span text:style-name="T107">"}</text:span></text:p>
            <text:p text:style-name="P13"><text:span text:style-name="T107"><text:tab/></text:span><text:span text:style-name="T107">var p = </text:span><text:span text:style-name="T221">Penguin</text:span><text:span text:style-name="T107">{"Gentoo"}</text:span></text:p>
            <text:p text:style-name="P13"><text:span text:style-name="T107"/></text:p>
            <text:p text:style-name="P13"><text:span text:style-name="T107"><text:tab/></text:span><text:span text:style-name="T107">birds := []</text:span><text:span text:style-name="T219">Flyer</text:span><text:span text:style-name="T107">{s, p, Bird{"Dove"}}</text:span><text:span text:style-name="T107"><text:tab/></text:span><text:span text:style-name="T107"><text:tab/></text:span><text:span text:style-name="T107"><text:tab/></text:span><text:span text:style-name="T107">// </text:span><text:span text:style-name="T109">Flyer</text:span><text:span text:style-name="T107"> — это тип данных <text:s/></text:span></text:p>
            <text:p text:style-name="P13"><text:span text:style-name="T107"><text:tab/></text:span><text:span text:style-name="T107">for _, b := range birds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polymorphism</text:span></text:p>
            <text:p text:style-name="P13"><text:span text:style-name="T107"><text:s text:c="4"/></text:span><text:span text:style-name="T107"><text:tab/></text:span><text:span text:style-name="T107"><text:tab/></text:span><text:span text:style-name="T107">fmt.Println(b, b.</text:span><text:span text:style-name="T220">fly()</text:span><text:span text:style-name="T107">)</text:span></text:p>
            <text:p text:style-name="P13"><text:span text:style-name="T107"><text:tab/></text:span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8">Интерфейсные типы также могут описывать ограничения (constraints):</text:span></text:p>
            <text:p text:style-name="P13"><text:span text:style-name="T189"/></text:p>
            <text:p text:style-name="P13"><text:span text:style-name="T163">type </text:span><text:span text:style-name="T161">Numeric</text:span><text:span text:style-name="T163"> interface {</text:span><text:span text:style-name="T120"> // non-basic: has a type set (union) </text:span></text:p>
            <text:p text:style-name="P13"><text:span text:style-name="T163"><text:s text:c="4"/></text:span><text:span text:style-name="T120">~int | ~int8 | ~int16 | ~int32 | ~int64 | ~uint | ~uint8 | ~uint16 | ~uint32 |</text:span></text:p>
            <text:p text:style-name="P13"><text:span text:style-name="T120"><text:s text:c="4"/></text:span><text:span text:style-name="T120">~uint64 | ~uintptr | ~float64 | ~float32</text:span></text:p>
            <text:p text:style-name="P13"><text:span text:style-name="T163">}</text:span></text:p>
            <text:p text:style-name="P13"><text:span text:style-name="T120"/></text:p>
            <text:p text:style-name="P13"><text:span text:style-name="T120">// Интерфейс может сочетать ограничения, основные (basic) и</text:span></text:p>
            <text:p text:style-name="P13"><text:span text:style-name="T120">// пользовательские (non-basic) типы и интерфейсы, а также методы</text:span></text:p>
            <text:p text:style-name="P13"><text:span text:style-name="T163">type</text:span><text:span text:style-name="T120"> </text:span><text:span text:style-name="T161">SpecialNumber</text:span><text:span text:style-name="T120"> </text:span><text:span text:style-name="T163">interface {</text:span></text:p>
            <text:p text:style-name="P13"><text:span text:style-name="T120"><text:s text:c="4"/></text:span><text:span text:style-name="T161">Number</text:span></text:p>
            <text:p text:style-name="P13"><text:span text:style-name="T120"><text:s text:c="4"/></text:span><text:span text:style-name="T161">IsSpecial</text:span><text:span text:style-name="T120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20"> </text:span><text:span text:style-name="T161">ComaprableTypes</text:span><text:span text:style-name="T120"> </text:span><text:span text:style-name="T163">interface {</text:span></text:p>
            <text:p text:style-name="P13"><text:span text:style-name="T120"><text:tab/></text:span><text:span text:style-name="T120">comparable</text:span></text:p>
            <text:p text:style-name="P13"><text:span text:style-name="T120"><text:tab/></text:span><text:span text:style-name="T161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5" draw:text-style-name="P66" draw:layer="layout" svg:width="26.8cm" svg:height="13.151cm" svg:x="0.6cm" svg:y="2.1cm">
          <draw:text-box>
            <text:p text:style-name="P13"><text:span text:style-name="T171">// Generics описываются с помощью ограничений (constraints) на обобщённый тип в функции:</text:span></text:p>
            <text:p text:style-name="P13"><text:span text:style-name="T178"/></text:p>
            <text:p text:style-name="P13"><text:span text:style-name="T171">func </text:span><text:span text:style-name="T175">First</text:span><text:span text:style-name="T223">[T any]</text:span><text:span text:style-name="T171">(a </text:span><text:span text:style-name="T223">[]T</text:span><text:span text:style-name="T171">) (result </text:span><text:span text:style-name="T223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// 1-й элемент и nil</text:span></text:p>
            <text:p text:style-name="P13"><text:span text:style-name="T171">}</text:span></text:p>
            <text:p text:style-name="P13"><text:span text:style-name="T171">func </text:span><text:span text:style-name="T175">Last</text:span><text:span text:style-name="T223">[T any]</text:span><text:span text:style-name="T171">(a </text:span><text:span text:style-name="T223">[]T</text:span><text:span text:style-name="T171">) (result </text:span><text:span text:style-name="T223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// последнийй элемент и nil</text:span></text:p>
            <text:p text:style-name="P13"><text:span text:style-name="T171">}</text:span></text:p>
            <text:p text:style-name="P13"><text:span text:style-name="T171"/></text:p>
            <text:p text:style-name="P13"><text:span text:style-name="T171"><text:tab/></text:span><text:span text:style-name="T171">sliceOfIntegers := []int{1, 2, 3, 4, 5}</text:span></text:p>
            <text:p text:style-name="P13"><text:span text:style-name="T171"/></text:p>
            <text:p text:style-name="P13"><text:span text:style-name="T171"><text:tab/></text:span><text:span text:style-name="T171">// если тип параметра можно вывести из переменной, то его можно не указывать</text:span></text:p>
            <text:p text:style-name="P13"><text:span text:style-name="T171"><text:tab/></text:span><text:span text:style-name="T171">fmt.Println(</text:span><text:span text:style-name="T175">First</text:span><text:span text:style-name="T223">[int]</text:span><text:span text:style-name="T171">(sliceOfIntegers))</text:span></text:p>
            <text:p text:style-name="P13"><text:span text:style-name="T171"><text:tab/></text:span><text:span text:style-name="T171">fmt.Println(</text:span><text:span text:style-name="T175">Last</text:span><text:span text:style-name="T171">(sliceOfIntegers))</text:span></text:p>
            <text:p text:style-name="P13"><text:span text:style-name="T171"/></text:p>
            <text:p text:style-name="P13"><text:span text:style-name="T171"><text:tab/></text:span><text:span text:style-name="T171">sliceOfStrings := []string{"Вышел", "зайчик", "погулять"}</text:span></text:p>
            <text:p text:style-name="P13"><text:span text:style-name="T171"/></text:p>
            <text:p text:style-name="P13"><text:span text:style-name="T171"><text:tab/></text:span><text:span text:style-name="T171">fmt.Println(</text:span><text:span text:style-name="T175">First</text:span><text:span text:style-name="T171">(sliceOfStrings))</text:span></text:p>
            <text:p text:style-name="P13"><text:span text:style-name="T171"><text:tab/></text:span><text:span text:style-name="T171">fmt.Println(</text:span><text:span text:style-name="T175">Last</text:span><text:span text:style-name="T223">[string]</text:span><text:span text:style-name="T17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6" draw:text-style-name="P67" draw:layer="layout" svg:width="26.8cm" svg:height="13.156cm" svg:x="0.6cm" svg:y="2.1cm">
          <draw:text-box>
            <text:p text:style-name="P13"><text:span text:style-name="T153">// чтобы отсортировать список, нужно 3 функции</text:span></text:p>
            <text:p text:style-name="P13"><text:span text:style-name="T153">type </text:span><text:span text:style-name="T224">sortable</text:span><text:span text:style-name="T153"> interface {</text:span></text:p>
            <text:p text:style-name="P13"><text:span text:style-name="T153"><text:tab/></text:span><text:span text:style-name="T225">LessEqual</text:span><text:span text:style-name="T153">(i, j int) bool</text:span><text:span text:style-name="T153"><text:tab/></text:span><text:span text:style-name="T153"><text:tab/></text:span><text:span text:style-name="T153">// сравнить элементы</text:span></text:p>
            <text:p text:style-name="P13"><text:span text:style-name="T153"><text:tab/></text:span><text:span text:style-name="T225">Len</text:span><text:span text:style-name="T153">() int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узнать длину списка</text:span></text:p>
            <text:p text:style-name="P13"><text:span text:style-name="T153"><text:tab/></text:span><text:span text:style-name="T225">Swap</text:span><text:span text:style-name="T153">(i, j int)</text:span><text:span text:style-name="T153"><text:tab/></text:span><text:span text:style-name="T153"><text:tab/></text:span><text:span text:style-name="T153"><text:tab/></text:span><text:span text:style-name="T153"><text:tab/></text:span><text:span text:style-name="T153">// поменять элементы местами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225">ListOfIntegers</text:span><text:span text:style-name="T153"> []int</text:span></text:p>
            <text:p text:style-name="P13"><text:span text:style-name="T153">func (l ListOfIntegers) </text:span><text:span text:style-name="T225">LessEqual</text:span><text:span text:style-name="T153">(i, j int) bool { return l[i] &lt;= l[j] }</text:span></text:p>
            <text:p text:style-name="P13"><text:span text:style-name="T153">func (l ListOfIntegers) </text:span><text:span text:style-name="T225">Len</text:span><text:span text:style-name="T153">() int { return len(l) }</text:span></text:p>
            <text:p text:style-name="P13"><text:span text:style-name="T153">func (l ListOfIntegers) </text:span><text:span text:style-name="T225">Swap</text:span><text:span text:style-name="T153">(i, j int) { l[i], l[j] = l[j], l[i]; return }</text:span></text:p>
            <text:p text:style-name="P13"><text:span text:style-name="T153"/></text:p>
            <text:p text:style-name="P13"><text:span text:style-name="T153">func sortIntegers() {</text:span></text:p>
            <text:p text:style-name="P13"><text:span text:style-name="T153"><text:tab/></text:span><text:span text:style-name="T153">list := ListOfIntegers{123, 789, 234, 987, 345, 890, 567, 678, 456, 876, 765, 654, 543, 432, 321}</text:span></text:p>
            <text:p text:style-name="P13"><text:span text:style-name="T153"><text:tab/></text:span><text:span text:style-name="T153">QuickSort(list, true)</text:span><text:span text:style-name="T153"><text:tab/></text:span><text:span text:style-name="T153"><text:tab/></text:span><text:span text:style-name="T153">// func QuickSort(s </text:span><text:span text:style-name="T224">sortable</text:span><text:span text:style-name="T153">, isAscending bool) { /* ... */ }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vampires []vampire</text:span></text:p>
            <text:p text:style-name="P13"><text:span text:style-name="T153">type vampire struct {</text:span></text:p>
            <text:p text:style-name="P13"><text:span text:style-name="T153"><text:tab/></text:span><text:span text:style-name="T153">name <text:s text:c="8"/>string</text:span></text:p>
            <text:p text:style-name="P13"><text:span text:style-name="T153"><text:tab/></text:span><text:span text:style-name="T153">prefersWomen bool</text:span></text:p>
            <text:p text:style-name="P13"><text:span text:style-name="T153"><text:tab/></text:span><text:span text:style-name="T153">killCount <text:s text:c="3"/>int</text:span></text:p>
            <text:p text:style-name="P13"><text:span text:style-name="T153">}</text:span></text:p>
            <text:p text:style-name="P13"><text:span text:style-name="T153">func (v vampires) </text:span><text:span text:style-name="T225">LessEqual</text:span><text:span text:style-name="T153">(i, j int) bool { return v[i].killCount &lt;= v[j].killCount }</text:span></text:p>
            <text:p text:style-name="P13"><text:span text:style-name="T153">func (v vampires) </text:span><text:span text:style-name="T225">Len</text:span><text:span text:style-name="T153">() int { return len(v) }</text:span></text:p>
            <text:p text:style-name="P13"><text:span text:style-name="T153">func (v vampires) </text:span><text:span text:style-name="T225">Swap</text:span><text:span text:style-name="T153">(i, j int) { v[i], v[j] = v[j], v[i] }</text:span></text:p>
            <text:p text:style-name="P13"><text:span text:style-name="T153"/></text:p>
            <text:p text:style-name="P13"><text:span text:style-name="T153">var vampz vampires = vampires{vampire{"Dracula", true, 100001}, </text:span><text:span text:style-name="T153"><text:tab/></text:span><text:span text:style-name="T153">vampire{"Sava Savanović", false, 3}}</text:span></text:p>
            <text:p text:style-name="P13"><text:span text:style-name="T15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7" draw:text-style-name="P67" draw:layer="layout" svg:width="26.8cm" svg:height="13.601cm" svg:x="0.6cm" svg:y="2.1cm">
          <draw:text-box>
            <text:p text:style-name="P13"><text:span text:style-name="T153">var ascending bool</text:span><text:span text:style-name="T153"><text:tab/></text:span><text:span text:style-name="T153">// Determines the order of the resulting array</text:span></text:p>
            <text:p text:style-name="P13"><text:span text:style-name="T153"/></text:p>
            <text:p text:style-name="P13"><text:span text:style-name="T153">// QuickSort sorts using the QuickSort algorithm</text:span></text:p>
            <text:p text:style-name="P13"><text:span text:style-name="T153">func QuickSort(s </text:span><text:span text:style-name="T226">sortable</text:span><text:span text:style-name="T153">, isAscending bool) {</text:span></text:p>
            <text:p text:style-name="P13"><text:span text:style-name="T153"><text:tab/></text:span><text:span text:style-name="T153">ascending = !isAscending</text:span></text:p>
            <text:p text:style-name="P13"><text:span text:style-name="T153"><text:tab/></text:span><text:span text:style-name="T153">sort(s, 0, s.Len()-1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sort(s </text:span><text:span text:style-name="T226">sortable</text:span><text:span text:style-name="T153">, start, end int) {</text:span></text:p>
            <text:p text:style-name="P13"><text:span text:style-name="T153"><text:tab/></text:span><text:span text:style-name="T153">if start &gt;= end {</text:span></text:p>
            <text:p text:style-name="P13"><text:span text:style-name="T153"><text:tab/></text:span><text:span text:style-name="T153"><text:tab/></text:span><text:span text:style-name="T153">return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pivot := partition(s, start, end)</text:span></text:p>
            <text:p text:style-name="P13"><text:span text:style-name="T153"><text:tab/></text:span><text:span text:style-name="T153">sort(s, start, pivot-1)</text:span></text:p>
            <text:p text:style-name="P13"><text:span text:style-name="T153"><text:tab/></text:span><text:span text:style-name="T153">sort(s, pivot+1, end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partition(s </text:span><text:span text:style-name="T226">sortable</text:span><text:span text:style-name="T153">, start, end int) int {</text:span></text:p>
            <text:p text:style-name="P13"><text:span text:style-name="T153"><text:tab/></text:span><text:span text:style-name="T153">pivot := end</text:span></text:p>
            <text:p text:style-name="P13"><text:span text:style-name="T153"><text:tab/></text:span><text:span text:style-name="T153">partitionIndex := start</text:span></text:p>
            <text:p text:style-name="P13"><text:span text:style-name="T153"><text:tab/></text:span><text:span text:style-name="T153">for current := start; current &lt; end; current++ {</text:span></text:p>
            <text:p text:style-name="P13"><text:span text:style-name="T153"><text:tab/></text:span><text:span text:style-name="T153"><text:tab/></text:span><text:span text:style-name="T153">if (!ascending &amp;&amp; s.LessEqual(current, pivot)) || (ascending &amp;&amp; !s.LessEqual(current, pivot)) {</text:span></text:p>
            <text:p text:style-name="P13"><text:span text:style-name="T153"><text:tab/></text:span><text:span text:style-name="T153"><text:tab/></text:span><text:span text:style-name="T153"><text:tab/></text:span><text:span text:style-name="T153">s.Swap(current, partitionIndex)</text:span></text:p>
            <text:p text:style-name="P13"><text:span text:style-name="T153"><text:tab/></text:span><text:span text:style-name="T153"><text:tab/></text:span><text:span text:style-name="T153"><text:tab/></text:span><text:span text:style-name="T153">partitionIndex++</text:span></text:p>
            <text:p text:style-name="P13"><text:span text:style-name="T153"><text:tab/></text:span><text:span text:style-name="T153"><text:tab/></text:span><text:span text:style-name="T153">}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s.Swap(partitionIndex, pivot)</text:span></text:p>
            <text:p text:style-name="P13"><text:span text:style-name="T153"><text:tab/></text:span><text:span text:style-name="T153">return partitionIndex</text:span></text:p>
            <text:p text:style-name="P13"><text:span text:style-name="T153">}</text:span></text:p>
            <text:p text:style-name="P13"><text:span text:style-name="T1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78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7">concurrency</text:span><text:span text:style-name="T228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29"/></text:p>
            <text:p text:style-name="P18"><text:span text:style-name="T230">"</text:span><text:span text:style-name="T72">Concurrency</text:span><text:span text:style-name="T69"> is the </text:span><text:span text:style-name="T73">composition</text:span><text:span text:style-name="T69"> of independently execution things.</text:span><text:span text:style-name="T230">"</text:span><text:span text:style-name="T231"> <text:s text:c="8"/>‒ Rob Pike</text:span></text:p>
            <text:p text:style-name="P18"><text:span text:style-name="T228"/></text:p>
            <text:p text:style-name="P18"><text:span text:style-name="T232">Concurrency</text:span><text:span text:style-name="T233"> — это способ структурировать программу, согласовывая взаимодействие процессов </text:span><text:span text:style-name="T228">(возможно, выполняющихся одновременно).</text:span></text:p>
            <text:p text:style-name="P18"><text:span text:style-name="T228"/></text:p>
            <text:p text:style-name="P18"><text:span text:style-name="T227">Concurrency</text:span><text:span text:style-name="T228"> — это о том, как </text:span><text:span text:style-name="T234">организовать</text:span><text:span text:style-name="T228"> одновременную обработку многих вещей («</text:span><text:span text:style-name="T234">dealing</text:span><text:span text:style-name="T228"> with a lot of things at once»).</text:span></text:p>
            <text:p text:style-name="P18"><text:span text:style-name="T228"/></text:p>
            <text:p text:style-name="P18"><text:span text:style-name="T228">В программе, спроектированной на основе </text:span><text:span text:style-name="T227">concurrency</text:span><text:span text:style-name="T228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32">parallelism</text:span><text:span text:style-name="T233"> ~ параллелизм = параллельное выполнение множества процессов</text:span></text:p>
              </text:list-item>
            </text:list>
            <text:p text:style-name="P18"><text:span text:style-name="T233"/></text:p>
            <text:p text:style-name="P18"><text:span text:style-name="T233"/></text:p>
            <text:p text:style-name="P18"><text:span text:style-name="T235">"</text:span><text:span text:style-name="T74">Parallelism</text:span><text:span text:style-name="T71"> is the simultaneous </text:span><text:span text:style-name="T75">execution</text:span><text:span text:style-name="T71"> of multiple </text:span><text:span text:style-name="T236">things.</text:span><text:span text:style-name="T235">"</text:span><text:span text:style-name="T231"> <text:s text:c="35"/>‒ Rob Pike</text:span></text:p>
            <text:p text:style-name="P18"><text:span text:style-name="T228"/></text:p>
            <text:p text:style-name="P18"><text:span text:style-name="T227">Parallelism</text:span><text:span text:style-name="T228"> — это одновременное выполнение нескольких (возможно, взаимосвязанных) процессов.</text:span></text:p>
            <text:p text:style-name="P18"><text:span text:style-name="T228"/></text:p>
            <text:p text:style-name="P18"><text:span text:style-name="T232">Parallelism</text:span><text:span text:style-name="T233"> — это о том, как </text:span><text:span text:style-name="T237">выполнить</text:span><text:span text:style-name="T233"> обработку многих вещей </text:span><text:span text:style-name="T228">одновременно («</text:span><text:span text:style-name="T234">doing</text:span><text:span text:style-name="T228"> a lot of things at once»).</text:span></text:p>
            <text:p text:style-name="P18"><text:span text:style-name="T228"/></text:p>
            <text:p text:style-name="P18"><text:span text:style-name="T228"/></text:p>
            <text:p text:style-name="P18"><text:span text:style-name="T233">П</text:span><text:span text:style-name="T228">рограмма, спроектированная на основе concurrency, организует взаимодействие процессов, учитывая их </text:span><text:span text:style-name="T227">параллелизм</text:span><text:span text:style-name="T228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CSP (communicating sequential processes)</text:span></text:p>
            <text:p text:style-name="P13"><text:span text:style-name="T85"/></text:p>
            <text:p text:style-name="P13"><text:span text:style-name="T85">Goroutines: go f()</text:span></text:p>
            <text:p text:style-name="P13"><text:span text:style-name="T85">Channels</text:span></text:p>
            <text:p text:style-name="P13"><text:span text:style-name="T85"/></text:p>
            <text:p text:style-name="P13"><text:span text:style-name="T85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goroutines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func f() {}</text:span></text:p>
            <text:p text:style-name="P13"><text:span text:style-name="T85"/></text:p>
            <text:p text:style-name="P13"><text:span text:style-name="T85">go f()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аналы: 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8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/></text:p>
            <text:p text:style-name="P13"><text:span text:style-name="T188">chan </text:span><text:span text:style-name="T190">Type</text:span><text:span text:style-name="T188"><text:tab/></text:span><text:span text:style-name="T188"><text:tab/></text:span><text:span text:style-name="T188">// bidirectional: to send and receive values of type </text:span><text:span text:style-name="T190">Type</text:span></text:p>
            <text:p text:style-name="P13"><text:span text:style-name="T188">chan&lt;- </text:span><text:span text:style-name="T190">Type</text:span><text:span text:style-name="T188"> <text:s/></text:span><text:span text:style-name="T188"><text:tab/></text:span><text:span text:style-name="T188">// directional: can only be used to send values of type </text:span><text:span text:style-name="T190">Type</text:span></text:p>
            <text:p text:style-name="P13"><text:span text:style-name="T188">&lt;-chan </text:span><text:span text:style-name="T190">Type</text:span><text:span text:style-name="T188"><text:tab/></text:span><text:span text:style-name="T188"><text:tab/></text:span><text:span text:style-name="T188">// directional: can only be used to receive values of </text:span><text:span text:style-name="T190">Type</text:span></text:p>
            <text:p text:style-name="P13"><text:span text:style-name="T195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chan </text:span><text:span text:style-name="T239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&lt;-chan </text:span><text:span text:style-name="T239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34">chan </text:span><text:span text:style-name="T239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34">&lt;-chan </text:span><text:span text:style-name="T239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34">chan </text:span><text:span text:style-name="T239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34">&lt;-chan </text:span><text:span text:style-name="T239">Type</text:span></text:p>
            <text:p text:style-name="P13"><text:span text:style-name="T214"/></text:p>
            <text:p text:style-name="P13"><text:span text:style-name="T195"/></text:p>
            <text:p text:style-name="P13"><text:span text:style-name="T197">initializedChannelValue</text:span><text:span text:style-name="T195"> := make(chan T, size)</text:span></text:p>
            <text:p text:style-name="P13"><text:span text:style-name="T18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5">chan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8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><text:tab/></text:span><text:span text:style-name="T195">var </text:span><text:span text:style-name="T197">ch</text:span><text:span text:style-name="T195"> </text:span><text:span text:style-name="T196">chan</text:span><text:span text:style-name="T195"> int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 канал для целых, значение nil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: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ена память каналу для строк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</text:span><text:span text:style-name="T189">&lt;-</text:span><text:span text:style-name="T188"> </text:span><text:span text:style-name="T193">"Разговор о языке Go"</text:span><text:span text:style-name="T188"><text:tab/></text:span><text:span text:style-name="T188">// send a value to the channel</text:span></text:p>
            <text:p text:style-name="P13"><text:span text:style-name="T188"><text:tab/></text:span><text:span text:style-name="T188">received := </text:span><text:span text:style-name="T189">&lt;- </text:span><text:span text:style-name="T190">tube</text:span><text:span text:style-name="T188"><text:tab/></text:span><text:span text:style-name="T188"><text:tab/></text:span><text:span text:style-name="T188"><text:tab/></text:span><text:span text:style-name="T188">// get a value from the channel</text:span></text:p>
            <text:p text:style-name="P13"><text:span text:style-name="T188"/></text:p>
            <text:p text:style-name="P13"><text:span text:style-name="T188">func </text:span><text:span text:style-name="T190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 s</text:span></text:p>
            <text:p text:style-name="P13"><text:span text:style-name="T188">}</text:span></text:p>
            <text:p text:style-name="P13"><text:span text:style-name="T188"><text:tab/></text:span><text:span text:style-name="T189">go</text:span><text:span text:style-name="T188"> </text:span><text:span text:style-name="T190">sendMessage</text:span><text:span text:style-name="T188">(</text:span><text:span text:style-name="T190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><text:tab/></text:span><text:span text:style-name="T188">m1, m2 := &lt;-</text:span><text:span text:style-name="T190">club</text:span><text:span text:style-name="T188">, &lt;-</text:span><text:span text:style-name="T190">club</text:span><text:span text:style-name="T188"> </text:span><text:span text:style-name="T188"><text:tab/></text:span><text:span text:style-name="T188"><text:tab/></text:span><text:span text:style-name="T188">// receive from channel</text:span></text:p>
            <text:p text:style-name="P13"><text:span text:style-name="T188"><text:tab/></text:span><text:span text:style-name="T188">// ...</text:span></text:p>
            <text:p text:style-name="P13"><text:span text:style-name="T188"><text:tab/></text:span><text:span text:style-name="T188">message, ok := </text:span><text:span text:style-name="T189">&lt;- </text:span><text:span text:style-name="T190">club</text:span></text:p>
            <text:p text:style-name="P13"><text:span text:style-name="T188"><text:s text:c="4"/></text:span><text:span text:style-name="T188">if !ok {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дульность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Модульность: функции, методы. </text:span></text:p>
            <text:p text:style-name="P13"><text:span text:style-name="T85"/></text:p>
            <text:p text:style-name="P13"><text:span text:style-name="T85">Пакеты.</text:span></text:p>
            <text:p text:style-name="P13"><text:span text:style-name="T85">Пакет — единица видимости имён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0">TinyGo</text:span><text:span text:style-name="T65"> </text:span></text:p>
          </draw:text-box>
        </draw:frame>
        <draw:frame draw:style-name="gr85" draw:text-style-name="P63" draw:layer="layout" svg:width="26.8cm" svg:height="13.1cm" svg:x="0.6cm" svg:y="2.1cm">
          <draw:text-box>
            <text:p text:style-name="P13"><text:span text:style-name="T8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</text:span><text:span text:style-name="T105">command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20"><text:tab/></text:span><text:span text:style-name="T163">go</text:span><text:span text:style-name="T120"> </text:span><text:span text:style-name="T161">command</text:span><text:span text:style-name="T120"> [</text:span><text:span text:style-name="T161">arguments...</text:span><text:span text:style-name="T120">]</text:span></text:p>
            <text:p text:style-name="P13"><text:span text:style-name="T120">The </text:span><text:span text:style-name="T161">commands</text:span><text:span text:style-name="T120"> are:</text:span></text:p>
            <text:p text:style-name="P13"><text:span text:style-name="T120"><text:tab/></text:span><text:span text:style-name="T120">bug <text:s text:c="8"/>start a bug report</text:span></text:p>
            <text:p text:style-name="P13"><text:span text:style-name="T120"><text:tab/></text:span><text:span text:style-name="T163">build</text:span><text:span text:style-name="T120"> <text:s text:c="6"/>compile packages and dependencies</text:span></text:p>
            <text:p text:style-name="P13"><text:span text:style-name="T120"><text:tab/></text:span><text:span text:style-name="T120">clean <text:s text:c="6"/>remove object files and cached files</text:span></text:p>
            <text:p text:style-name="P13"><text:span text:style-name="T120"><text:tab/></text:span><text:span text:style-name="T163">doc</text:span><text:span text:style-name="T120"> <text:s text:c="8"/>show documentation for package or symbol</text:span></text:p>
            <text:p text:style-name="P13"><text:span text:style-name="T120"><text:tab/></text:span><text:span text:style-name="T120">env <text:s text:c="8"/>print Go environment information</text:span></text:p>
            <text:p text:style-name="P13"><text:span text:style-name="T120"><text:tab/></text:span><text:span text:style-name="T120">fix <text:s text:c="8"/>update packages to use new APIs</text:span></text:p>
            <text:p text:style-name="P13"><text:span text:style-name="T120"><text:tab/></text:span><text:span text:style-name="T163">fmt</text:span><text:span text:style-name="T120"> <text:s text:c="8"/>gofmt (reformat) package sources</text:span></text:p>
            <text:p text:style-name="P13"><text:span text:style-name="T120"><text:tab/></text:span><text:span text:style-name="T120">generate <text:s text:c="3"/>generate Go files by processing source</text:span></text:p>
            <text:p text:style-name="P13"><text:span text:style-name="T120"><text:tab/></text:span><text:span text:style-name="T163">get</text:span><text:span text:style-name="T120"> <text:s text:c="8"/>add dependencies to current module and install them</text:span></text:p>
            <text:p text:style-name="P13"><text:span text:style-name="T120"><text:tab/></text:span><text:span text:style-name="T163">install</text:span><text:span text:style-name="T120"> <text:s text:c="4"/>compile and install packages and dependencies</text:span></text:p>
            <text:p text:style-name="P13"><text:span text:style-name="T120"><text:tab/></text:span><text:span text:style-name="T120">list <text:s text:c="7"/>list packages or modules</text:span></text:p>
            <text:p text:style-name="P13"><text:span text:style-name="T120"><text:tab/></text:span><text:span text:style-name="T163">mod</text:span><text:span text:style-name="T120"> <text:s text:c="8"/>module maintenance</text:span></text:p>
            <text:p text:style-name="P13"><text:span text:style-name="T120"><text:tab/></text:span><text:span text:style-name="T120">work <text:s text:c="7"/>workspace maintenance</text:span></text:p>
            <text:p text:style-name="P13"><text:span text:style-name="T120"><text:tab/></text:span><text:span text:style-name="T163">run</text:span><text:span text:style-name="T120"> <text:s text:c="8"/>compile and run Go program</text:span></text:p>
            <text:p text:style-name="P13"><text:span text:style-name="T120"><text:tab/></text:span><text:span text:style-name="T120">telemetry <text:s text:c="2"/>manage telemetry data and settings</text:span></text:p>
            <text:p text:style-name="P13"><text:span text:style-name="T120"><text:tab/></text:span><text:span text:style-name="T163">test</text:span><text:span text:style-name="T120"> <text:s text:c="7"/>test packages</text:span></text:p>
            <text:p text:style-name="P13"><text:span text:style-name="T120"><text:tab/></text:span><text:span text:style-name="T120">tool <text:s text:c="7"/>run specified go tool</text:span></text:p>
            <text:p text:style-name="P13"><text:span text:style-name="T120"><text:tab/></text:span><text:span text:style-name="T120">version <text:s text:c="4"/>print Go version</text:span></text:p>
            <text:p text:style-name="P13"><text:span text:style-name="T120"><text:tab/></text:span><text:span text:style-name="T120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tool</text:span></text:p>
          </draw:text-box>
        </draw:frame>
        <draw:frame draw:style-name="gr87" draw:text-style-name="P49" draw:layer="layout" svg:width="26.8cm" svg:height="13.1cm" svg:x="0.6cm" svg:y="2.1cm">
          <draw:text-box>
            <text:p text:style-name="P13"><text:span text:style-name="T120"><text:tab/></text:span><text:span text:style-name="T163">go tool</text:span><text:span text:style-name="T120"> [-n] </text:span><text:span text:style-name="T161">command</text:span><text:span text:style-name="T120"> [</text:span><text:span text:style-name="T161">arguments</text:span><text:span text:style-name="T120">...]</text:span></text:p>
            <text:p text:style-name="P13"><text:span text:style-name="T107">Команды:</text:span></text:p>
            <text:p text:style-name="P13"><text:span text:style-name="T199">addr2line</text:span><text:span text:style-name="T107"> reads hex addresses and prints name of function &amp; the file:line of source code</text:span></text:p>
            <text:p text:style-name="P13"><text:span text:style-name="T199">asm</text:span><text:span text:style-name="T107"><text:tab/></text:span><text:span text:style-name="T107"> <text:s text:c="5"/>assembles </text:span><text:span text:style-name="T109">x.go</text:span><text:span text:style-name="T107"> into </text:span><text:span text:style-name="T109">x.o</text:span><text:span text:style-name="T107"> to be combined with other objects into package archive</text:span></text:p>
            <text:p text:style-name="P13"><text:span text:style-name="T199">buildid</text:span><text:span text:style-name="T107"> <text:s text:c="2"/>prints or rewrites (with -w option) the build ID found in the named file </text:span></text:p>
            <text:p text:style-name="P13"><text:span text:style-name="T199">cgo</text:span><text:span text:style-name="T107"> <text:s text:c="6"/>преобразует исходные Go файлы в несколько исходных Go и C файлов</text:span></text:p>
            <text:p text:style-name="P13"><text:span text:style-name="T199">compile</text:span><text:span text:style-name="T107"> <text:s text:c="2"/>compiles Go package files and writes a single object file </text:span></text:p>
            <text:p text:style-name="P13"><text:span text:style-name="T199">covdata</text:span><text:span text:style-name="T107"> <text:s text:c="2"/>generates reports from 2nd-generation coverage testing output files</text:span></text:p>
            <text:p text:style-name="P13"><text:span text:style-name="T199">cover</text:span><text:span text:style-name="T107"> <text:s text:c="4"/>analyzes the coverage profiles generated by 'go test -coverprofile=cover.out'</text:span></text:p>
            <text:p text:style-name="P13"><text:span text:style-name="T107">doc <text:s text:c="6"/>== go doc</text:span></text:p>
            <text:p text:style-name="P13"><text:span text:style-name="T107">fix <text:s text:c="6"/>finds Go programs that use old APIs and rewrites them to use newer ones</text:span></text:p>
            <text:p text:style-name="P13"><text:span text:style-name="T199">link</text:span><text:span text:style-name="T107"> <text:s text:c="5"/>reads main object and dependencies &amp; combines them into an executable binary </text:span></text:p>
            <text:p text:style-name="P13"><text:span text:style-name="T199">nm</text:span><text:span text:style-name="T107"> <text:s text:c="7"/>lists the symbols defined or used by an object file, archive, or executable</text:span></text:p>
            <text:p text:style-name="P13"><text:span text:style-name="T199">objdump</text:span><text:span text:style-name="T107"> <text:s text:c="2"/>disassembles executable files</text:span></text:p>
            <text:p text:style-name="P13"><text:span text:style-name="T199">pack</text:span><text:span text:style-name="T107"> <text:s text:c="5"/>simple version of the traditional Unix </text:span><text:span text:style-name="T109">ar</text:span><text:span text:style-name="T107"> tool with operations needed by Go</text:span></text:p>
            <text:p text:style-name="P13"><text:span text:style-name="T199">pprof</text:span><text:span text:style-name="T107"> <text:s text:c="4"/>interprets and displays profiles of Go programs</text:span></text:p>
            <text:p text:style-name="P13"><text:span text:style-name="T199">preprofile</text:span><text:span text:style-name="T107"> creates an intermediate representation of a pprof profile for use during PGO</text:span></text:p>
            <text:p text:style-name="P13"><text:span text:style-name="T199">test2json</text:span><text:span text:style-name="T107"> converts go test output to a machine-readable JSON stream</text:span></text:p>
            <text:p text:style-name="P13"><text:span text:style-name="T199">trace</text:span><text:span text:style-name="T107"> <text:s text:c="4"/>a tool for viewing trace files generated with </text:span><text:span text:style-name="T199">go test -trace</text:span></text:p>
            <text:p text:style-name="P13"><text:span text:style-name="T107">vet <text:s text:c="6"/>examines Go source code and reports suspicious constructs</text:span></text:p>
            <text:p text:style-name="P13"><text:span text:style-name="T120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IDEs</text:span></text:p>
          </draw:text-box>
        </draw:frame>
        <draw:frame draw:style-name="gr88" draw:text-style-name="P63" draw:layer="layout" svg:width="26.8cm" svg:height="13.1cm" svg:x="0.6cm" svg:y="2.1cm">
          <draw:text-box>
            <text:p text:style-name="P13"><text:span text:style-name="T241"><text:a xlink:href="https://go.dev/wiki/IDEsAndTextEditorPlugins" xlink:type="simple">▲ IDEs And Text Editor Plugins @ go.dev</text:a></text:span><text:span text:style-name="T241">:</text:span></text:p>
            <text:p text:style-name="P13"><text:span text:style-name="T241"/></text:p>
            <text:list text:style-name="L1">
              <text:list-item>
                <text:p text:style-name="P13"><text:span text:style-name="T242">Visual Studio Code</text:span><text:span text:style-name="T241"> + plug-in (Microsoft)</text:span></text:p>
              </text:list-item>
              <text:list-item>
                <text:p text:style-name="P13"><text:span text:style-name="T242">GoLand</text:span><text:span text:style-name="T241"> (IDE by JetBrains)</text:span></text:p>
              </text:list-item>
              <text:list-item>
                <text:p text:style-name="P13"><text:span text:style-name="T242">LiteIDE</text:span><text:span text:style-name="T241"> (open source and cross-platform Go IDE)</text:span></text:p>
              </text:list-item>
              <text:list-item>
                <text:p text:style-name="P13"><text:span text:style-name="T242">Komodo IDE</text:span><text:span text:style-name="T241"> (cross-platform IDE with built-in Go support)</text:span></text:p>
              </text:list-item>
            </text:list>
            <text:p text:style-name="P13"><text:span text:style-name="T242"/></text:p>
            <text:list text:continue-numbering="true" text:style-name="L1">
              <text:list-item>
                <text:p text:style-name="P13"><text:span text:style-name="T242">Komodo Edit</text:span><text:span text:style-name="T241"> + plug-in (cross-platform text editor)</text:span></text:p>
              </text:list-item>
              <text:list-item>
                <text:p text:style-name="P13"><text:span text:style-name="T242">jEdit</text:span><text:span text:style-name="T241"> (open-source, cross-platform text editor: Java)</text:span></text:p>
              </text:list-item>
              <text:list-item>
                <text:p text:style-name="P13"><text:span text:style-name="T242">Geany</text:span><text:span text:style-name="T241"> (free cross-platform programmer's text editor)</text:span></text:p>
              </text:list-item>
              <text:list-item>
                <text:p text:style-name="P13"><text:span text:style-name="T242">Notepad++</text:span><text:span text:style-name="T241"> (text &amp; source code editor: Windows)</text:span></text:p>
              </text:list-item>
              <text:list-item>
                <text:p text:style-name="P13"><text:span text:style-name="T242">Kate</text:span><text:span text:style-name="T241"> (cross-platform text editor with Go support out-of-the-box: KDE)</text:span></text:p>
              </text:list-item>
              <text:list-item>
                <text:p text:style-name="P13"><text:span text:style-name="T242">Sublime Text</text:span><text:span text:style-name="T241"> (commercial text editor: macOS, Windows, Linux)</text:span></text:p>
              </text:list-item>
              <text:list-item>
                <text:p text:style-name="P13"><text:span text:style-name="T242">TextMate</text:span><text:span text:style-name="T241"> (commercial text editor: macOS)</text:span></text:p>
              </text:list-item>
              <text:list-item>
                <text:p text:style-name="P13"><text:span text:style-name="T242">vim</text:span><text:span text:style-name="T241"> &amp; </text:span><text:span text:style-name="T242">Neovim</text:span><text:span text:style-name="T241">+ vim-go plugin (open-source, cross-platform text editor)</text:span></text:p>
              </text:list-item>
            </text:list>
            <text:p text:style-name="P13"><text:span text:style-name="T241"/></text:p>
            <text:p text:style-name="P13"><text:span text:style-name="T24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нение</text:span></text:p>
          </draw:text-box>
        </draw:frame>
        <draw:frame draw:style-name="gr89" draw:text-style-name="P63" draw:layer="layout" svg:width="26.8cm" svg:height="13.363cm" svg:x="0.6cm" svg:y="2.1cm">
          <draw:text-box>
            <text:p text:style-name="P13"><text:span text:style-name="T244">Области </text:span><text:span text:style-name="T244"><text:a xlink:href="https://github.com/avelino/awesome-go" xlink:type="simple">применения ▲</text:a></text:span><text:span text:style-name="T244"><text:s/>Go:</text:span></text:p>
            <text:list text:style-name="L1">
              <text:list-item>
                <text:p text:style-name="P68"><text:span text:style-name="T245"><text:a xlink:href="https://go.dev/solutions/devops" xlink:type="simple">DevOps &amp; SRE ▲</text:a></text:span><text:span text:style-name="T245"><text:s/>(Development Operations &amp; Site Reliability Engineering)</text:span></text:p>
              </text:list-item>
              <text:list-item>
                <text:p text:style-name="P68"><text:span text:style-name="T245"><text:a xlink:href="https://go.dev/solutions/cloud" xlink:type="simple">Cloud &amp; Distributed Network Services ▲</text:a></text:span><text:span text:style-name="T245"><text:s/></text:span></text:p>
              </text:list-item>
              <text:list-item>
                <text:p text:style-name="P68"><text:span text:style-name="T85"><text:a xlink:href="https://go.dev/solutions/webdev" xlink:type="simple">Web Development ▲</text:a></text:span><text:span text:style-name="T85"><text:s/>(frameworks, toolkits, engines, servers)</text:span></text:p>
              </text:list-item>
              <text:list-item>
                <text:p text:style-name="P68"><text:span text:style-name="T245"><text:a xlink:href="https://go.dev/solutions/clis" xlink:type="simple">System Automation &amp; CLIs ▲</text:a></text:span><text:span text:style-name="T245">, Utilities &amp; Stand-Alone Tools</text:span></text:p>
              </text:list-item>
              <text:list-item>
                <text:p text:style-name="P68"><text:span text:style-name="T245">... multi-platform GUI apps (</text:span><text:span text:style-name="T245"><text:a xlink:href="https://fyne.io/" xlink:type="simple">fyne.io</text:a></text:span><text:span text:style-name="T245">)</text:span></text:p>
              </text:list-item>
              <text:list-item>
                <text:p text:style-name="P68"><text:span text:style-name="T245">... AI clients via API &amp; libraries (TensorFlow in GO, etc.)</text:span></text:p>
              </text:list-item>
            </text:list>
            <text:p text:style-name="P13"><text:span text:style-name="T246">Software на Go:</text:span></text:p>
            <text:p text:style-name="P18"><text:span text:style-name="T67"><text:tab/></text:span><text:span text:style-name="T67">Allegro </text:span><text:span text:style-name="T247">(eCommerce)</text:span><text:span text:style-name="T67">, </text:span><text:span text:style-name="T66">AmneziaWG</text:span><text:span text:style-name="T67">, </text:span><text:span text:style-name="T66">AKS</text:span><text:span text:style-name="T67"> [Azure Container Service] @ Microsoft, AresDB </text:span><text:span text:style-name="T247">@ Uber</text:span><text:span text:style-name="T67">, Buffalo </text:span><text:span text:style-name="T247">(web framework)</text:span><text:span text:style-name="T67">, Caddy </text:span><text:span text:style-name="T247">(web server)</text:span><text:span text:style-name="T67">, CockroachDB, Digger </text:span><text:span text:style-name="T247">(IaC)</text:span><text:span text:style-name="T67">, </text:span><text:span text:style-name="T66">Docker</text:span><text:span text:style-name="T67">, Drone </text:span><text:span text:style-name="T247">(CD)</text:span><text:span text:style-name="T67">, </text:span><text:span text:style-name="T66">DropBox</text:span><text:span text:style-name="T67"> </text:span><text:span text:style-name="T247">(backend)</text:span><text:span text:style-name="T67">, ent </text:span><text:span text:style-name="T247">@ Meta</text:span><text:span text:style-name="T67">, Flamingo </text:span><text:span text:style-name="T247">(web framework)</text:span><text:span text:style-name="T67">, Gin </text:span><text:span text:style-name="T247">(web framework), </text:span><text:span text:style-name="T67">Gitlab Runner, </text:span><text:span text:style-name="T66">Google Cloud</text:span><text:span text:style-name="T67">, Gorilla </text:span><text:span text:style-name="T247">(web toolkit)</text:span><text:span text:style-name="T67">, </text:span><text:span text:style-name="T66">Grafana</text:span><text:span text:style-name="T67">, Hugo </text:span><text:span text:style-name="T247">(website engine)</text:span><text:span text:style-name="T67">, InfluxDB, JuiceFS, </text:span><text:span text:style-name="T66">Kubernetes</text:span><text:span text:style-name="T67">, LXD </text:span><text:span text:style-name="T247">@ Canonical</text:span><text:span text:style-name="T67">, </text:span><text:span text:style-name="T66">Mattermost</text:span><text:span text:style-name="T67"> </text:span><text:span text:style-name="T247">(messaging platform), </text:span><text:span text:style-name="T67">Monzo </text:span><text:span text:style-name="T247">(banking app)</text:span><text:span text:style-name="T67">, </text:span><text:span text:style-name="T66">Ollama</text:span><text:span text:style-name="T67"> (89%), </text:span><text:span text:style-name="T66">PayPal</text:span><text:span text:style-name="T67">, </text:span><text:span text:style-name="T66">Prometheus</text:span><text:span text:style-name="T67"> </text:span><text:span text:style-name="T247">(monitoring &amp; alerting toolkit)</text:span><text:span text:style-name="T67">, Rend </text:span><text:span text:style-name="T247">(large scale data caching @ Netflix)</text:span><text:span text:style-name="T67">, </text:span><text:span text:style-name="T66">SoundCloud</text:span><text:span text:style-name="T67">, Soundscape </text:span><text:span text:style-name="T247">(music streaming server)</text:span><text:span text:style-name="T67">, </text:span><text:span text:style-name="T66">Terraform</text:span><text:span text:style-name="T67"> </text:span><text:span text:style-name="T247">(IaC)</text:span><text:span text:style-name="T67">, Timesheets </text:span><text:span text:style-name="T247">(project management), </text:span><text:span text:style-name="T67">Twitch </text:span><text:span text:style-name="T247">(live-streaming)</text:span><text:span text:style-name="T67">, VITESS </text:span><text:span text:style-name="T247">@ YouTube</text:span><text:span text:style-name="T67">, </text:span><text:span text:style-name="T66">Zabbix</text:span><text:span text:style-name="T67"> agent2, …</text:span></text:p>
            <text:p text:style-name="P18"><text:span text:style-name="T67"/></text:p>
            <text:p text:style-name="P13"><text:span text:style-name="T81"><text:a xlink:href="https://medevel.com/golang-apps-6729/#gsc.tab=0" xlink:type="simple">Top 60+ Open-source Apps Written with Golang in 2024 ▲</text:a></text:span><text:span text:style-name="T8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90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8">Синтаксис слишком простой, мало syntactic sugar.</text:span></text:p>
              </text:list-item>
              <text:list-item>
                <text:p text:style-name="P18"><text:span text:style-name="T24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8">Странный шаблон при форматировании даты и времени.</text:span></text:p>
              </text:list-item>
              <text:list-item>
                <text:p text:style-name="P18"><text:span text:style-name="T248">Нет настоящего ООП.</text:span></text:p>
              </text:list-item>
              <text:list-item>
                <text:p text:style-name="P18"><text:span text:style-name="T24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8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8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8">Нет перегрузки функций (function overloading).</text:span></text:p>
              </text:list-item>
              <text:list-item>
                <text:p text:style-name="P18"><text:span text:style-name="T248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8">nil and weak type safety</text:span></text:p>
              </text:list-item>
              <text:list-item>
                <text:p text:style-name="P18"><text:span text:style-name="T248">no support operator overloading or keyword extensibility, no support immutability declarations.</text:span></text:p>
              </text:list-item>
              <text:list-item>
                <text:p text:style-name="P18"><text:span text:style-name="T248">Goroutines scheduler decides when and how goroutines are scheduled, which can lead to non-deterministic behavior.</text:span></text:p>
              </text:list-item>
              <text:list-item>
                <text:p text:style-name="P18"><text:span text:style-name="T248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8"/></text:p>
              </text:list-item>
            </text:list>
            <text:p text:style-name="P18"><text:span text:style-name="T249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и впечатления от Go </text:span></text:p>
          </draw:text-box>
        </draw:frame>
        <draw:frame draw:style-name="gr91" draw:text-style-name="P61" draw:layer="layout" svg:width="26.8cm" svg:height="13.049cm" svg:x="0.6cm" svg:y="2.1cm">
          <draw:text-box>
            <text:p text:style-name="P13"><text:span text:style-name="T68">Синтаксис простой, но с некоторыми непривычными конструкциями.</text:span></text:p>
            <text:p text:style-name="P13"><text:span text:style-name="T68">Логично спроектирован, предсказуем. Исходники хорошо понимаются.</text:span></text:p>
            <text:p text:style-name="P13"><text:span text:style-name="T68">Непривычно после Ruby: все объявления и преобразования надо делать явно.</text:span></text:p>
            <text:p text:style-name="P13"><text:span text:style-name="T67"/></text:p>
            <text:p text:style-name="P13"><text:span text:style-name="T67">Очень строгий: </text:span><text:span text:style-name="T68">переменная не используется – код компилироваться не будет!</text:span></text:p>
            <text:p text:style-name="P13"><text:span text:style-name="T68">Strong typing и другие строгости важны для надёжности больших приложений.</text:span></text:p>
            <text:p text:style-name="P13"><text:span text:style-name="T68">Явная работа с ошибками дисциплинирует программиста.</text:span></text:p>
            <text:p text:style-name="P13"><text:span text:style-name="T68">Убедился в преимуществах отказа от ООП в пользу объектного подхода в Go.</text:span></text:p>
            <text:p text:style-name="P13"><text:span text:style-name="T68">Интерфейсы в Go — основа динамичности и гибкости при разработке.</text:span></text:p>
            <text:p text:style-name="P13"><text:span text:style-name="T68"/></text:p>
            <text:p text:style-name="P13"><text:span text:style-name="T68">Довольно низкоуровневый: напоминает Си – вспомнил молодость!</text:span></text:p>
            <text:p text:style-name="P13"><text:span text:style-name="T68">Очень быстро компилируется. Удобно сразу выполнить: </text:span><text:span text:style-name="T192">go run program.go</text:span></text:p>
            <text:p text:style-name="P13"><text:span text:style-name="T68">Легко скомпилировать исполняемую программу для другого «железа» и ОС.</text:span></text:p>
            <text:p text:style-name="P13"><text:span text:style-name="T68">Действительно очень быстро выполняется.</text:span></text:p>
            <text:p text:style-name="P13"><text:span text:style-name="T67"/></text:p>
            <text:p text:style-name="P13"><text:span text:style-name="T68">Много </text:span><text:span text:style-name="T181">стандартных</text:span><text:span text:style-name="T68"> библиотек – на все случаи жизни.</text:span></text:p>
            <text:p text:style-name="P13"><text:span text:style-name="T68">Легко подключать сторонние модули.</text:span></text:p>
            <text:p text:style-name="P13"><text:span text:style-name="T68">Хорошая документация на библиотеки (с исполняемыми примерами).</text:span></text:p>
            <text:p text:style-name="P13"><text:span text:style-name="T68">Много сайтов с примерами – изучать легко.</text:span></text:p>
            <text:p text:style-name="P13"><text:span text:style-name="T68"/></text:p>
          </draw:text-box>
        </draw:frame>
        <draw:custom-shape draw:style-name="gr92" draw:text-style-name="P70" draw:layer="layout" svg:width="8.4cm" svg:height="2.501cm" svg:x="19.2cm" svg:y="12.8cm">
          <text:p text:style-name="P69"><text:span text:style-name="T166">Наверное, это последний язык, </text:span></text:p>
          <text:p text:style-name="P69"><text:span text:style-name="T166">разработанный «классиками»,</text:span></text:p>
          <text:p text:style-name="P69"><text:span text:style-name="T16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ниг много </text:span><text:span text:style-name="T25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сылки </text:span><text:span text:style-name="T251">▲</text:span></text:p>
          </draw:text-box>
        </draw:frame>
        <draw:frame draw:style-name="gr95" draw:text-style-name="P72" draw:layer="layout" svg:width="26.4cm" svg:height="13.151cm" svg:x="0.8cm" svg:y="2.127cm">
          <draw:text-box>
            <text:list text:style-name="L1">
              <text:list-item>
                <text:p text:style-name="P71"><text:span text:style-name="T178"><text:a xlink:href="https://go.dev/" xlink:type="simple">go.dev/</text:a></text:span><text:span text:style-name="T178"><text:s text:c="35"/></text:span><text:span text:style-name="T252"><text:s text:c="4"/>// Официальный сайт языка</text:span></text:p>
              </text:list-item>
              <text:list-item>
                <text:p text:style-name="P71"><text:span text:style-name="T178"><text:a xlink:href="https://go.dev/play/" xlink:type="simple">go.dev/play/</text:a></text:span><text:span text:style-name="T171"><text:s text:c="30"/></text:span><text:span text:style-name="T252"><text:s text:c="4"/>// Go Playground ~ выполнение в браузере</text:span></text:p>
              </text:list-item>
              <text:list-item>
                <text:p text:style-name="P71"><text:span text:style-name="T178"><text:a xlink:href="https://go.dev/ref/spec" xlink:type="simple">go.dev/ref/spec</text:a></text:span><text:span text:style-name="T178"><text:s text:c="27"/></text:span><text:span text:style-name="T252"><text:s text:c="4"/></text:span><text:span text:style-name="T253">// Спецификация языка</text:span><text:span text:style-name="T252"> (!!!)</text:span></text:p>
              </text:list-item>
              <text:list-item>
                <text:p text:style-name="P71"><text:span text:style-name="T178"><text:a xlink:href="https://go.dev/doc/" xlink:type="simple">go.dev/doc/</text:a></text:span><text:span text:style-name="T171"><text:s text:c="31"/></text:span><text:span text:style-name="T252"><text:s text:c="4"/>// Документация</text:span></text:p>
              </text:list-item>
              <text:list-item>
                <text:p text:style-name="P71"><text:span text:style-name="T178"><text:a xlink:href="https://go.dev/doc/code" xlink:type="simple">go.dev/doc/code</text:a></text:span><text:span text:style-name="T171"><text:s text:c="27"/></text:span><text:span text:style-name="T252"><text:s text:c="4"/>// How to Write Go Code</text:span></text:p>
              </text:list-item>
              <text:list-item>
                <text:p text:style-name="P71"><text:span text:style-name="T178"><text:a xlink:href="https://pkg.go.dev/std" xlink:type="simple">pkg.go.dev/std</text:a></text:span><text:span text:style-name="T178"><text:s text:c="20"/></text:span><text:span text:style-name="T171"><text:s text:c="8"/></text:span><text:span text:style-name="T252"><text:s text:c="4"/>// стандартная библиотека</text:span></text:p>
              </text:list-item>
              <text:list-item>
                <text:p text:style-name="P18"><text:span text:style-name="T178"><text:a xlink:href="https://gobyexample.com/" xlink:type="simple">gobyexample.com</text:a></text:span><text:span text:style-name="T171"><text:s text:c="27"/></text:span><text:span text:style-name="T252"><text:s text:c="4"/>// Go в примерах</text:span></text:p>
              </text:list-item>
              <text:list-item>
                <text:p text:style-name="P18"><text:span text:style-name="T253"><text:a xlink:href="https://go.dev/doc/modules/layout" xlink:type="simple">go.dev/doc/modules/layout</text:a></text:span><text:span text:style-name="T252"><text:s text:c="21"/>// Структура каталогов</text:span></text:p>
              </text:list-item>
              <text:list-item>
                <text:p text:style-name="P18"><text:span text:style-name="T178"><text:a xlink:href="https://github.com/golang-standards/project-layout/blob/master/README_ru.md" xlink:type="simple">github.com/golang-standards/project-layout</text:a></text:span><text:span text:style-name="T171"><text:s text:c="4"/>// </text:span><text:span text:style-name="T252">Стандартный макет [большого] Go проекта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tour.golang.org/" xlink:type="simple">tour.golang.org</text:a></text:span><text:span text:style-name="T171"><text:s text:c="27"/></text:span><text:span text:style-name="T252"><text:s text:c="4"/>// Экскурсия по возможностям Go</text:span></text:p>
              </text:list-item>
              <text:list-item>
                <text:p text:style-name="P71"><text:span text:style-name="T178"><text:a xlink:href="https://golangdocs.com/" xlink:type="simple">golangdocs.com</text:a></text:span><text:span text:style-name="T171"><text:s text:c="28"/></text:span><text:span text:style-name="T252"><text:s text:c="4"/>// примеры конструкций</text:span></text:p>
              </text:list-item>
              <text:list-item>
                <text:p text:style-name="P71"><text:span text:style-name="T253"><text:a xlink:href="https://appliedgo.net/why-go/" xlink:type="simple">appliedgo.net/why-go/</text:a></text:span><text:span text:style-name="T252"><text:s text:c="25"/>// 15 Reasons I Love Go</text:span></text:p>
              </text:list-item>
              <text:list-item>
                <text:p text:style-name="P71"><text:span text:style-name="T253"><text:a xlink:href="https://github.com/avelino/awesome-go" xlink:type="simple">awesome-go</text:a></text:span><text:span text:style-name="T252"><text:s text:c="36"/>// libraries for everything...</text:span></text:p>
              </text:list-item>
            </text:list>
            <text:p text:style-name="P71"><text:span text:style-name="T253"/></text:p>
            <text:list text:continue-numbering="true" text:style-name="L1">
              <text:list-item>
                <text:p text:style-name="P18"><text:span text:style-name="T178"><text:a xlink:href="https://go.dev/doc/effective_go" xlink:type="simple">go.dev/doc/effective_go</text:a></text:span><text:span text:style-name="T178"><text:s text:c="4"/></text:span><text:span text:style-name="T171"><text:s text:c="9"/></text:span><text:span text:style-name="T252"><text:s text:c="10"/>// "Effecive Go" бесплатная web-книга</text:span></text:p>
              </text:list-item>
              <text:list-item>
                <text:p text:style-name="P71"><text:span text:style-name="T253"><text:a xlink:href="https://gopl.io/" xlink:type="simple">gopl.io</text:a></text:span><text:span text:style-name="T252"><text:s text:c="18"/>// "The Go Programming Language" by A.A.A.Donovan &amp; B.W.Kernighan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www.w3schools.com/go/index.php" xlink:type="simple">w3schools.com/go/</text:a></text:span><text:span text:style-name="T171"><text:s text:c="16"/></text:span><text:span text:style-name="T252">@ w3schools <text:s/>// Справочник</text:span></text:p>
              </text:list-item>
              <text:list-item>
                <text:p text:style-name="P71"><text:span text:style-name="T17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1"><text:s/></text:span><text:span text:style-name="T252">@ proglib.io // Самоучитель</text:span></text:p>
              </text:list-item>
              <text:list-item>
                <text:p text:style-name="P71"><text:span text:style-name="T178"><text:a xlink:href="https://proglib.io/p/dorozhnaya-karta-go-razrabotchika-v-2023-godu-2023-11-01" xlink:type="simple">Дорожная карта Go-разработчика</text:a></text:span><text:span text:style-name="T171"><text:s text:c="3"/></text:span><text:span text:style-name="T252">@ proglib.io // План изучения</text:span></text:p>
              </text:list-item>
              <text:list-item>
                <text:p text:style-name="P71"><text:span text:style-name="T253"><text:a xlink:href="https://lyceum.yandex.ru/go" xlink:type="simple">lyceum.yandex.ru/go</text:a></text:span><text:span text:style-name="T252"><text:s text:c="27"/>// Яндекс-лицей: Программирование на Go</text:span></text:p>
              </text:list-item>
              <text:list-item>
                <text:p text:style-name="P71"><text:span text:style-name="T253"><text:a xlink:href="https://codelibs.ru/category/go/" xlink:type="simple">Книги по Go</text:a></text:span><text:span text:style-name="T252"><text:s text:c="22"/>@codelibs.ru //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253"><text:a xlink:href="https://tinygo.org/" xlink:type="simple">tinygo.org</text:a></text:span><text:span text:style-name="T25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6" draw:text-style-name="P7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Готов ответить на вопросы</text:span></text:p>
          </draw:text-box>
        </draw:frame>
        <draw:frame draw:style-name="gr12" draw:text-style-name="P7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7" draw:text-style-name="P75" draw:layer="layout" svg:width="6.527cm" svg:height="3.405cm" svg:x="10cm" svg:y="6.834cm">
          <draw:text-box>
            <text:p text:style-name="P2"><text:span text:style-name="T2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ловарик</text:span></text:p>
          </draw:text-box>
        </draw:frame>
        <draw:frame draw:style-name="gr98" draw:text-style-name="P76" draw:layer="layout" svg:width="26.4cm" svg:height="12.473cm" svg:x="0.8cm" svg:y="2.527cm">
          <draw:text-box>
            <text:p text:style-name="P18"><text:span text:style-name="T256">communicating sequential processes ~ взаимодействие последовательных процессов </text:span></text:p>
            <text:p text:style-name="P18"><text:span text:style-name="T25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6">CSP <text:s/>= communicating sequential processes</text:span></text:p>
            <text:p text:style-name="P18"><text:span text:style-name="T256">gopher ~ программист на Go</text:span></text:p>
            <text:p text:style-name="P18"><text:span text:style-name="T256">goroutine ~ подпрограмма, возможно, выполняемая параллельно</text:span></text:p>
            <text:p text:style-name="P18"><text:span text:style-name="T256">multitasking ~ многозадачность</text:span></text:p>
            <text:p text:style-name="P18"><text:span text:style-name="T256">parallelism ~ параллелизм = параллельное выполнение вычислений</text:span></text:p>
            <text:p text:style-name="P18"><text:span text:style-name="T256">process ~ процесс</text:span></text:p>
            <text:p text:style-name="P18"><text:span text:style-name="T256">subprocess ~ подпроцесс</text:span></text:p>
            <text:p text:style-name="P18"><text:span text:style-name="T256">subtask ~ подзадача</text:span></text:p>
            <text:p text:style-name="P18"><text:span text:style-name="T256">task ~ задача</text:span></text:p>
            <text:p text:style-name="P18"><text:span text:style-name="T256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5T17:39:10.186000000</dc:date>
    <meta:editing-duration>P6DT12H44M20S</meta:editing-duration>
    <meta:editing-cycles>1160</meta:editing-cycles>
    <meta:generator>LibreOffice/7.3.2.2$Windows_X86_64 LibreOffice_project/49f2b1bff42cfccbd8f788c8dc32c1c309559be0</meta:generator>
    <meta:document-statistic meta:object-count="526"/>
  </office:meta>
</office:document-meta>
</file>